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6.984cm" fo:margin-left="0cm"/>
    </style:style>
    <style:style style:name="Column1" style:family="table-column">
      <style:table-column-properties style:column-width="16.984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5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6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break-before="auto" fo:text-indent="1.27cm" fo:line-height="100%" fo:margin-left="0cm" style:writing-mode="lr-tb"/>
    </style:style>
    <style:style style:name="P4" style:family="paragraph" style:parent-style-name="Standard">
      <style:paragraph-properties fo:break-before="auto" fo:text-indent="1.27cm" fo:line-height="100%" fo:margin-left="0cm" style:writing-mode="lr-tb"/>
    </style:style>
    <style:style style:name="T4_1" style:family="text">
      <style:text-properties fo:background-color="#ffffff"/>
    </style:style>
    <style:style style:name="T4_2" style:family="text">
      <style:text-properties fo:background-color="#ffffff"/>
    </style:style>
    <style:style style:name="T4_3" style:family="text">
      <style:text-properties fo:background-color="#ffffff"/>
    </style:style>
    <style:style style:name="T4_4" style:family="text">
      <style:text-properties fo:background-color="#ffffff"/>
    </style:style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/>
    </style:style>
    <style:style style:name="T4_14" style:family="text">
      <style:text-properties fo:background-color="#ffffff"/>
    </style:style>
    <style:style style:name="T4_15" style:family="text">
      <style:text-properties fo:background-color="#ffffff"/>
    </style:style>
    <style:style style:name="T4_16" style:family="text">
      <style:text-properties fo:background-color="#ffffff"/>
    </style:style>
    <style:style style:name="T4_17" style:family="text">
      <style:text-properties fo:background-color="#ffffff"/>
    </style:style>
    <style:style style:name="T4_18" style:family="text">
      <style:text-properties fo:background-color="#ffffff"/>
    </style:style>
    <style:style style:name="T4_19" style:family="text">
      <style:text-properties fo:background-color="#ffffff"/>
    </style:style>
    <style:style style:name="T4_20" style:family="text">
      <style:text-properties fo:background-color="#ffffff"/>
    </style:style>
    <style:style style:name="T4_21" style:family="text">
      <style:text-properties fo:background-color="#ffffff"/>
    </style:style>
    <style:style style:name="T4_22" style:family="text">
      <style:text-properties fo:background-color="#ffffff"/>
    </style:style>
    <style:style style:name="T4_23" style:family="text">
      <style:text-properties fo:background-color="#ffffff"/>
    </style:style>
    <style:style style:name="T4_24" style:family="text">
      <style:text-properties fo:background-color="#ffffff"/>
    </style:style>
    <style:style style:name="T4_25" style:family="text">
      <style:text-properties fo:background-color="#ffffff"/>
    </style:style>
    <style:style style:name="T4_26" style:family="text">
      <style:text-properties fo:background-color="#ffffff"/>
    </style:style>
    <style:style style:name="T4_27" style:family="text">
      <style:text-properties fo:background-color="#ffffff"/>
    </style:style>
    <style:style style:name="T4_28" style:family="text">
      <style:text-properties fo:background-color="#ffffff"/>
    </style:style>
    <style:style style:name="T4_29" style:family="text">
      <style:text-properties fo:background-color="#ffffff"/>
    </style:style>
    <style:style style:name="T4_30" style:family="text">
      <style:text-properties fo:background-color="#ffffff"/>
    </style:style>
    <style:style style:name="T4_31" style:family="text">
      <style:text-properties fo:background-color="#ffffff"/>
    </style:style>
    <style:style style:name="T4_32" style:family="text">
      <style:text-properties fo:background-color="#ffffff"/>
    </style:style>
    <style:style style:name="T4_33" style:family="text">
      <style:text-properties fo:background-color="#ffffff"/>
    </style:style>
    <style:style style:name="T4_34" style:family="text">
      <style:text-properties fo:background-color="#ffffff"/>
    </style:style>
    <style:style style:name="T4_35" style:family="text">
      <style:text-properties fo:background-color="#ffffff"/>
    </style:style>
    <style:style style:name="T4_36" style:family="text">
      <style:text-properties fo:background-color="#ffffff"/>
    </style:style>
    <style:style style:name="T4_37" style:family="text">
      <style:text-properties fo:background-color="#ffffff"/>
    </style:style>
    <style:style style:name="T4_38" style:family="text">
      <style:text-properties fo:background-color="#ffffff"/>
    </style:style>
    <style:style style:name="T4_39" style:family="text">
      <style:text-properties fo:background-color="#ffffff"/>
    </style:style>
    <style:style style:name="T4_40" style:family="text">
      <style:text-properties fo:background-color="#ffffff"/>
    </style:style>
    <style:style style:name="T4_41" style:family="text">
      <style:text-properties fo:background-color="#ffffff"/>
    </style:style>
    <style:style style:name="T4_42" style:family="text">
      <style:text-properties fo:background-color="#ffffff"/>
    </style:style>
    <style:style style:name="T4_43" style:family="text">
      <style:text-properties fo:background-color="#ffffff"/>
    </style:style>
    <style:style style:name="T4_44" style:family="text">
      <style:text-properties fo:background-color="#ffffff"/>
    </style:style>
    <style:style style:name="T4_45" style:family="text">
      <style:text-properties fo:background-color="#ffffff"/>
    </style:style>
    <style:style style:name="T4_46" style:family="text">
      <style:text-properties fo:background-color="#ffffff"/>
    </style:style>
    <style:style style:name="T4_47" style:family="text">
      <style:text-properties fo:background-color="#ffffff"/>
    </style:style>
    <style:style style:name="T4_48" style:family="text">
      <style:text-properties fo:background-color="#ffffff"/>
    </style:style>
    <style:style style:name="T4_49" style:family="text">
      <style:text-properties fo:background-color="#ffffff"/>
    </style:style>
    <style:style style:name="T4_50" style:family="text">
      <style:text-properties fo:background-color="#ffffff"/>
    </style:style>
    <style:style style:name="T4_51" style:family="text">
      <style:text-properties fo:background-color="#ffffff"/>
    </style:style>
    <style:style style:name="T4_52" style:family="text">
      <style:text-properties fo:background-color="#ffffff"/>
    </style:style>
    <style:style style:name="T4_53" style:family="text">
      <style:text-properties fo:background-color="#ffffff"/>
    </style:style>
    <style:style style:name="T4_54" style:family="text">
      <style:text-properties fo:background-color="#ffffff"/>
    </style:style>
    <style:style style:name="T4_55" style:family="text">
      <style:text-properties fo:background-color="#ffffff"/>
    </style:style>
    <style:style style:name="T4_56" style:family="text">
      <style:text-properties fo:background-color="#ffffff"/>
    </style:style>
    <style:style style:name="T4_57" style:family="text">
      <style:text-properties fo:background-color="#ffffff"/>
    </style:style>
    <style:style style:name="T4_58" style:family="text">
      <style:text-properties fo:background-color="#ffffff"/>
    </style:style>
    <style:style style:name="T4_59" style:family="text">
      <style:text-properties fo:background-color="#ffffff"/>
    </style:style>
    <style:style style:name="T4_60" style:family="text">
      <style:text-properties fo:background-color="#ffffff"/>
    </style:style>
    <style:style style:name="T4_61" style:family="text">
      <style:text-properties fo:background-color="#ffffff"/>
    </style:style>
    <style:style style:name="T4_62" style:family="text">
      <style:text-properties fo:background-color="#ffffff"/>
    </style:style>
    <style:style style:name="T4_63" style:family="text">
      <style:text-properties fo:background-color="#ffffff"/>
    </style:style>
    <style:style style:name="T4_64" style:family="text">
      <style:text-properties fo:background-color="#ffffff"/>
    </style:style>
    <style:style style:name="T4_65" style:family="text">
      <style:text-properties fo:background-color="#ffffff"/>
    </style:style>
    <style:style style:name="T4_66" style:family="text">
      <style:text-properties fo:background-color="#ffffff"/>
    </style:style>
    <style:style style:name="T4_67" style:family="text">
      <style:text-properties fo:background-color="#ffffff"/>
    </style:style>
    <style:style style:name="T4_68" style:family="text">
      <style:text-properties fo:background-color="#ffffff"/>
    </style:style>
    <style:style style:name="T4_69" style:family="text">
      <style:text-properties fo:background-color="#ffffff"/>
    </style:style>
    <style:style style:name="T4_70" style:family="text">
      <style:text-properties fo:background-color="#ffffff"/>
    </style:style>
    <style:style style:name="T4_71" style:family="text">
      <style:text-properties fo:background-color="#ffffff"/>
    </style:style>
    <style:style style:name="T4_72" style:family="text">
      <style:text-properties fo:background-color="#ffffff"/>
    </style:style>
    <style:style style:name="T4_73" style:family="text">
      <style:text-properties fo:background-color="#ffffff"/>
    </style:style>
    <style:style style:name="T4_74" style:family="text">
      <style:text-properties fo:background-color="#ffffff"/>
    </style:style>
    <style:style style:name="T4_75" style:family="text">
      <style:text-properties fo:background-color="#ffffff"/>
    </style:style>
    <style:style style:name="P5" style:family="paragraph" style:parent-style-name="Standard">
      <style:paragraph-properties fo:break-before="auto" fo:text-indent="1.27cm" fo:line-height="100%" fo:margin-left="0cm" style:writing-mode="lr-tb"/>
      <style:text-properties fo:background-color="#ffffff"/>
    </style:style>
    <style:style style:name="Table2" style:family="table">
      <style:table-properties table:align="left" style:width="16.984cm" fo:margin-left="0cm"/>
    </style:style>
    <style:style style:name="Column2" style:family="table-column">
      <style:table-column-properties style:column-width="16.984cm"/>
    </style:style>
    <style:style style:name="Row2" style:family="table-row"/>
    <style:style style:name="Cell2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break-before="auto" fo:text-indent="0cm" fo:line-height="100%" fo:margin-left="0cm" style:writing-mode="lr-tb"/>
    </style:style>
    <style:style style:name="P8" style:family="paragraph" style:parent-style-name="Standard">
      <style:paragraph-properties fo:break-before="auto" fo:text-indent="1.27cm" fo:line-height="100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/>
    <style:style style:name="T8_4" style:family="text">
      <style:text-properties fo:background-color="#ffffff" fo:color="#0000ff" style:text-underline-style="solid" style:text-underline-color="font-color"/>
    </style:style>
    <style:style style:name="T8_5" style:family="text"/>
    <style:style style:name="T8_6" style:family="text">
      <style:text-properties fo:background-color="#ffffff" fo:color="#0000ff" style:text-underline-style="solid" style:text-underline-color="font-color"/>
    </style:style>
    <style:style style:name="T8_7" style:family="text"/>
    <style:style style:name="T8_8" style:family="text">
      <style:text-properties fo:background-color="#ffffff" fo:color="#0000ff" style:text-underline-style="solid" style:text-underline-color="font-color"/>
    </style:style>
    <style:style style:name="T8_9" style:family="text"/>
    <style:style style:name="T8_10" style:family="text">
      <style:text-properties fo:background-color="#ffffff" fo:color="#0000ff" style:text-underline-style="solid" style:text-underline-color="font-color"/>
    </style:style>
    <style:style style:name="T8_11" style:family="text"/>
    <style:style style:name="T8_12" style:family="text">
      <style:text-properties fo:background-color="#ffffff" fo:color="#0000ff" style:text-underline-style="solid" style:text-underline-color="font-color"/>
    </style:style>
    <style:style style:name="T8_13" style:family="text"/>
    <style:style style:name="T8_14" style:family="text">
      <style:text-properties fo:background-color="#ffffff" fo:color="#0000ff" style:text-underline-style="solid" style:text-underline-color="font-color"/>
    </style:style>
    <style:style style:name="T8_15" style:family="text"/>
    <style:style style:name="T8_16" style:family="text">
      <style:text-properties fo:background-color="#ffffff" fo:color="#0000ff" style:text-underline-style="solid" style:text-underline-color="font-color"/>
    </style:style>
    <style:style style:name="T8_17" style:family="text"/>
    <style:style style:name="T8_18" style:family="text">
      <style:text-properties fo:background-color="#ffffff" fo:color="#0000ff" style:text-underline-style="solid" style:text-underline-color="font-color"/>
    </style:style>
    <style:style style:name="T8_19" style:family="text"/>
    <style:style style:name="T8_20" style:family="text">
      <style:text-properties fo:background-color="#ffffff" fo:color="#0000ff" style:text-underline-style="solid" style:text-underline-color="font-color"/>
    </style:style>
    <style:style style:name="T8_21" style:family="text"/>
    <style:style style:name="T8_22" style:family="text">
      <style:text-properties fo:background-color="#ffffff" fo:color="#0000ff" style:text-underline-style="solid" style:text-underline-color="font-color"/>
    </style:style>
    <style:style style:name="T8_23" style:family="text"/>
    <style:style style:name="T8_24" style:family="text">
      <style:text-properties fo:background-color="#ffffff" fo:color="#0000ff" style:text-underline-style="solid" style:text-underline-color="font-color"/>
    </style:style>
    <style:style style:name="P9" style:family="paragraph" style:parent-style-name="Standard">
      <style:paragraph-properties fo:break-before="auto" fo:text-indent="1.27cm" fo:line-height="100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/>
    <style:style style:name="T9_4" style:family="text">
      <style:text-properties fo:background-color="#ffffff" fo:color="#0000ff" style:text-underline-style="solid" style:text-underline-color="font-color"/>
    </style:style>
    <style:style style:name="T9_5" style:family="text"/>
    <style:style style:name="T9_6" style:family="text">
      <style:text-properties fo:background-color="#ffffff" fo:color="#0000ff" style:text-underline-style="solid" style:text-underline-color="font-color"/>
    </style:style>
    <style:style style:name="T9_7" style:family="text"/>
    <style:style style:name="T9_8" style:family="text">
      <style:text-properties fo:background-color="#ffffff" fo:color="#0000ff" style:text-underline-style="solid" style:text-underline-color="font-color"/>
    </style:style>
    <style:style style:name="T9_9" style:family="text"/>
    <style:style style:name="T9_10" style:family="text">
      <style:text-properties fo:background-color="#ffffff" fo:color="#0000ff" style:text-underline-style="solid" style:text-underline-color="font-color"/>
    </style:style>
    <style:style style:name="T9_11" style:family="text"/>
    <style:style style:name="T9_12" style:family="text">
      <style:text-properties fo:background-color="#ffffff" fo:color="#0000ff" style:text-underline-style="solid" style:text-underline-color="font-color"/>
    </style:style>
    <style:style style:name="T9_13" style:family="text"/>
    <style:style style:name="T9_14" style:family="text">
      <style:text-properties fo:background-color="#ffffff" fo:color="#0000ff" style:text-underline-style="solid" style:text-underline-color="font-color"/>
    </style:style>
    <style:style style:name="T9_15" style:family="text"/>
    <style:style style:name="T9_16" style:family="text">
      <style:text-properties fo:background-color="#ffffff" fo:color="#0000ff" style:text-underline-style="solid" style:text-underline-color="font-color"/>
    </style:style>
    <style:style style:name="P10" style:family="paragraph" style:parent-style-name="Standard">
      <style:paragraph-properties fo:break-before="auto" fo:text-indent="1.27cm" fo:line-height="100%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/>
    <style:style style:name="T10_6" style:family="text">
      <style:text-properties fo:background-color="#ffffff" fo:color="#0000ff" style:text-underline-style="solid" style:text-underline-color="font-color"/>
    </style:style>
    <style:style style:name="T10_7" style:family="text"/>
    <style:style style:name="T10_8" style:family="text">
      <style:text-properties fo:background-color="#ffffff" fo:color="#0000ff" style:text-underline-style="solid" style:text-underline-color="font-color"/>
    </style:style>
    <style:style style:name="T10_9" style:family="text"/>
    <style:style style:name="T10_10" style:family="text">
      <style:text-properties fo:background-color="#ffffff" fo:color="#0000ff" style:text-underline-style="solid" style:text-underline-color="font-color"/>
    </style:style>
    <style:style style:name="T10_11" style:family="text"/>
    <style:style style:name="T10_12" style:family="text">
      <style:text-properties fo:background-color="#ffffff" fo:color="#0000ff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0000ff" style:text-underline-style="solid" style:text-underline-color="font-color"/>
    </style:style>
    <style:style style:name="T10_15" style:family="text"/>
    <style:style style:name="T10_16" style:family="text">
      <style:text-properties fo:background-color="#ffffff" fo:color="#0000ff" style:text-underline-style="solid" style:text-underline-color="font-color"/>
    </style:style>
    <style:style style:name="T10_17" style:family="text"/>
    <style:style style:name="T10_18" style:family="text">
      <style:text-properties fo:background-color="#ffffff" fo:color="#0000ff" style:text-underline-style="solid" style:text-underline-color="font-color"/>
    </style:style>
    <style:style style:name="P11" style:family="paragraph" style:parent-style-name="Standard">
      <style:paragraph-properties fo:break-before="auto" fo:text-indent="1.27cm" fo:line-height="100%" style:writing-mode="lr-tb"/>
      <style:text-properties fo:background-color="#ffffff"/>
    </style:style>
    <style:style style:name="Table3" style:family="table">
      <style:table-properties table:align="left" style:width="16.984cm" fo:margin-left="0cm"/>
    </style:style>
    <style:style style:name="Column3" style:family="table-column">
      <style:table-column-properties style:column-width="16.984cm"/>
    </style:style>
    <style:style style:name="Row3" style:family="table-row"/>
    <style:style style:name="Cell3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break-before="auto" fo:text-indent="1.27cm" fo:line-height="100%" fo:margin-left="0cm" style:writing-mode="lr-tb"/>
    </style:style>
    <style:style style:name="P14" style:family="paragraph" style:parent-style-name="Standard">
      <style:paragraph-properties fo:break-before="auto" fo:text-indent="1.27cm" fo:line-height="100%" fo:margin-left="0cm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T14_25" style:family="text">
      <style:text-properties fo:background-color="#ffffff"/>
    </style:style>
    <style:style style:name="T14_26" style:family="text">
      <style:text-properties fo:background-color="#ffffff"/>
    </style:style>
    <style:style style:name="T14_27" style:family="text">
      <style:text-properties fo:background-color="#ffffff"/>
    </style:style>
    <style:style style:name="T14_28" style:family="text">
      <style:text-properties fo:background-color="#ffffff"/>
    </style:style>
    <style:style style:name="T14_29" style:family="text">
      <style:text-properties fo:background-color="#ffffff"/>
    </style:style>
    <style:style style:name="T14_30" style:family="text">
      <style:text-properties fo:background-color="#ffffff"/>
    </style:style>
    <style:style style:name="T14_31" style:family="text">
      <style:text-properties fo:background-color="#ffffff"/>
    </style:style>
    <style:style style:name="T14_32" style:family="text">
      <style:text-properties fo:background-color="#ffffff"/>
    </style:style>
    <style:style style:name="T14_33" style:family="text">
      <style:text-properties fo:background-color="#ffffff"/>
    </style:style>
    <style:style style:name="T14_34" style:family="text">
      <style:text-properties fo:background-color="#ffffff"/>
    </style:style>
    <style:style style:name="T14_35" style:family="text">
      <style:text-properties fo:background-color="#ffffff"/>
    </style:style>
    <style:style style:name="T14_36" style:family="text">
      <style:text-properties fo:background-color="#ffffff"/>
    </style:style>
    <style:style style:name="T14_37" style:family="text">
      <style:text-properties fo:background-color="#ffffff"/>
    </style:style>
    <style:style style:name="T14_38" style:family="text">
      <style:text-properties fo:background-color="#ffffff"/>
    </style:style>
    <style:style style:name="T14_39" style:family="text">
      <style:text-properties fo:background-color="#ffffff"/>
    </style:style>
    <style:style style:name="T14_40" style:family="text">
      <style:text-properties fo:background-color="#ffffff"/>
    </style:style>
    <style:style style:name="T14_41" style:family="text">
      <style:text-properties fo:background-color="#ffffff"/>
    </style:style>
    <style:style style:name="T14_42" style:family="text">
      <style:text-properties fo:background-color="#ffffff"/>
    </style:style>
    <style:style style:name="T14_43" style:family="text">
      <style:text-properties fo:background-color="#ffffff"/>
    </style:style>
    <style:style style:name="T14_44" style:family="text">
      <style:text-properties fo:background-color="#ffffff"/>
    </style:style>
    <style:style style:name="T14_45" style:family="text">
      <style:text-properties fo:background-color="#ffffff"/>
    </style:style>
    <style:style style:name="T14_46" style:family="text">
      <style:text-properties fo:background-color="#ffffff"/>
    </style:style>
    <style:style style:name="T14_47" style:family="text">
      <style:text-properties fo:background-color="#ffffff"/>
    </style:style>
    <style:style style:name="T14_48" style:family="text">
      <style:text-properties fo:background-color="#ffffff"/>
    </style:style>
    <style:style style:name="T14_49" style:family="text">
      <style:text-properties fo:background-color="#ffffff"/>
    </style:style>
    <style:style style:name="T14_50" style:family="text">
      <style:text-properties fo:background-color="#ffffff"/>
    </style:style>
    <style:style style:name="T14_51" style:family="text">
      <style:text-properties fo:background-color="#ffffff"/>
    </style:style>
    <style:style style:name="T14_52" style:family="text">
      <style:text-properties fo:background-color="#ffffff"/>
    </style:style>
    <style:style style:name="T14_53" style:family="text">
      <style:text-properties fo:background-color="#ffffff"/>
    </style:style>
    <style:style style:name="T14_54" style:family="text">
      <style:text-properties fo:background-color="#ffffff"/>
    </style:style>
    <style:style style:name="T14_55" style:family="text">
      <style:text-properties fo:background-color="#ffffff"/>
    </style:style>
    <style:style style:name="T14_56" style:family="text">
      <style:text-properties fo:background-color="#ffffff"/>
    </style:style>
    <style:style style:name="T14_57" style:family="text">
      <style:text-properties fo:background-color="#ffffff"/>
    </style:style>
    <style:style style:name="T14_58" style:family="text">
      <style:text-properties fo:background-color="#ffffff"/>
    </style:style>
    <style:style style:name="T14_59" style:family="text">
      <style:text-properties fo:background-color="#ffffff"/>
    </style:style>
    <style:style style:name="T14_60" style:family="text">
      <style:text-properties fo:background-color="#ffffff"/>
    </style:style>
    <style:style style:name="T14_61" style:family="text">
      <style:text-properties fo:background-color="#ffffff"/>
    </style:style>
    <style:style style:name="T14_62" style:family="text">
      <style:text-properties fo:background-color="#ffffff"/>
    </style:style>
    <style:style style:name="T14_63" style:family="text">
      <style:text-properties fo:background-color="#ffffff"/>
    </style:style>
    <style:style style:name="T14_64" style:family="text">
      <style:text-properties fo:background-color="#ffffff"/>
    </style:style>
    <style:style style:name="T14_65" style:family="text">
      <style:text-properties fo:background-color="#ffffff"/>
    </style:style>
    <style:style style:name="T14_66" style:family="text">
      <style:text-properties fo:background-color="#ffffff"/>
    </style:style>
    <style:style style:name="P15" style:family="paragraph" style:parent-style-name="Standard">
      <style:paragraph-properties fo:break-before="auto" fo:text-indent="0cm" fo:line-height="100%" fo:margin-left="1.27cm" style:writing-mode="lr-tb"/>
    </style:style>
    <style:style style:name="T15_1" style:family="text">
      <style:text-properties fo:background-color="#ffffff" fo:font-weight="bold" style:font-weight-asian="bold" style:font-weight-complex="bold"/>
    </style:style>
    <style:style style:name="T15_2" style:family="text">
      <style:text-properties fo:background-color="#ffffff" fo:font-weight="bold" style:font-weight-asian="bold" style:font-weight-complex="bold"/>
    </style:style>
    <style:style style:name="T15_3" style:family="text">
      <style:text-properties fo:background-color="#ffffff" fo:font-weight="bold" style:font-weight-asian="bold" style:font-weight-complex="bold"/>
    </style:style>
    <style:style style:name="T15_4" style:family="text">
      <style:text-properties fo:background-color="#ffffff" fo:font-weight="bold" style:font-weight-asian="bold" style:font-weight-complex="bold"/>
    </style:style>
    <style:style style:name="T15_5" style:family="text">
      <style:text-properties fo:background-color="#ffffff" fo:font-weight="bold" style:font-weight-asian="bold" style:font-weight-complex="bold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P16" style:family="paragraph" style:parent-style-name="Standard">
      <style:paragraph-properties fo:break-before="auto" fo:text-indent="0cm" fo:line-height="100%" fo:margin-left="1.27cm" style:writing-mode="lr-tb"/>
    </style:style>
    <style:style style:name="T16_1" style:family="text">
      <style:text-properties fo:background-color="#ffffff" fo:font-weight="bold" style:font-weight-asian="bold" style:font-weight-complex="bold"/>
    </style:style>
    <style:style style:name="T16_2" style:family="text">
      <style:text-properties fo:background-color="#ffffff" fo:font-weight="bold" style:font-weight-asian="bold" style:font-weight-complex="bold"/>
    </style:style>
    <style:style style:name="T16_3" style:family="text">
      <style:text-properties fo:background-color="#ffffff" fo:font-weight="bold" style:font-weight-asian="bold" style:font-weight-complex="bold"/>
    </style:style>
    <style:style style:name="T16_4" style:family="text">
      <style:text-properties fo:background-color="#ffffff" fo:font-weight="bold" style:font-weight-asian="bold" style:font-weight-complex="bold"/>
    </style:style>
    <style:style style:name="T16_5" style:family="text">
      <style:text-properties fo:background-color="#ffffff" fo:font-weight="bold" style:font-weight-asian="bold" style:font-weight-complex="bold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P17" style:family="paragraph" style:parent-style-name="Standard">
      <style:paragraph-properties fo:break-before="auto" fo:text-indent="0cm" fo:line-height="100%" fo:margin-left="1.27cm" style:writing-mode="lr-tb"/>
    </style:style>
    <style:style style:name="T17_1" style:family="text">
      <style:text-properties fo:background-color="#ffffff" fo:font-weight="bold" style:font-weight-asian="bold" style:font-weight-complex="bold"/>
    </style:style>
    <style:style style:name="T17_2" style:family="text">
      <style:text-properties fo:background-color="#ffffff" fo:font-weight="bold" style:font-weight-asian="bold" style:font-weight-complex="bold"/>
    </style:style>
    <style:style style:name="T17_3" style:family="text">
      <style:text-properties fo:background-color="#ffffff" fo:font-weight="bold" style:font-weight-asian="bold" style:font-weight-complex="bold"/>
    </style:style>
    <style:style style:name="T17_4" style:family="text">
      <style:text-properties fo:background-color="#ffffff" fo:font-weight="bold" style:font-weight-asian="bold" style:font-weight-complex="bold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P18" style:family="paragraph" style:parent-style-name="Standard">
      <style:paragraph-properties fo:break-before="auto" fo:text-indent="0cm" fo:line-height="100%" fo:margin-left="1.27cm" style:writing-mode="lr-tb"/>
    </style:style>
    <style:style style:name="T18_1" style:family="text">
      <style:text-properties fo:background-color="#ffffff" fo:font-weight="bold" style:font-weight-asian="bold" style:font-weight-complex="bold"/>
    </style:style>
    <style:style style:name="T18_2" style:family="text">
      <style:text-properties fo:background-color="#ffffff" fo:font-weight="bold" style:font-weight-asian="bold" style:font-weight-complex="bold"/>
    </style:style>
    <style:style style:name="T18_3" style:family="text">
      <style:text-properties fo:background-color="#ffffff" fo:font-weight="bold" style:font-weight-asian="bold" style:font-weight-complex="bold"/>
    </style:style>
    <style:style style:name="T18_4" style:family="text">
      <style:text-properties fo:background-color="#ffffff" fo:font-weight="bold" style:font-weight-asian="bold" style:font-weight-complex="bold"/>
    </style:style>
    <style:style style:name="T18_5" style:family="text">
      <style:text-properties fo:background-color="#ffffff" fo:font-weight="bold" style:font-weight-asian="bold" style:font-weight-complex="bold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P19" style:family="paragraph" style:parent-style-name="Standard">
      <style:paragraph-properties fo:break-before="auto" fo:text-indent="0cm" fo:line-height="100%" fo:margin-left="1.27cm" style:writing-mode="lr-tb"/>
      <style:text-properties fo:background-color="#ffffff"/>
    </style:style>
    <style:style style:name="P20" style:family="paragraph" style:parent-style-name="Standard">
      <style:paragraph-properties fo:break-before="auto" fo:text-indent="0cm" fo:line-height="100%" fo:margin-left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 fo:font-weight="bold" style:font-weight-asian="bold" style:font-weight-complex="bold"/>
    </style:style>
    <style:style style:name="T20_3" style:family="text">
      <style:text-properties fo:background-color="#ffffff" fo:font-weight="bold" style:font-weight-asian="bold" style:font-weight-complex="bold"/>
    </style:style>
    <style:style style:name="T20_4" style:family="text">
      <style:text-properties fo:background-color="#ffffff" fo:font-weight="bold" style:font-weight-asian="bold" style:font-weight-complex="bold"/>
    </style:style>
    <style:style style:name="T20_5" style:family="text">
      <style:text-properties fo:background-color="#ffffff" fo:font-weight="bold" style:font-weight-asian="bold" style:font-weight-complex="bold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T20_45" style:family="text">
      <style:text-properties fo:background-color="#ffffff"/>
    </style:style>
    <style:style style:name="T20_46" style:family="text">
      <style:text-properties fo:background-color="#ffffff"/>
    </style:style>
    <style:style style:name="T20_47" style:family="text">
      <style:text-properties fo:background-color="#ffffff"/>
    </style:style>
    <style:style style:name="T20_48" style:family="text">
      <style:text-properties fo:background-color="#ffffff"/>
    </style:style>
    <style:style style:name="T20_49" style:family="text">
      <style:text-properties fo:background-color="#ffffff"/>
    </style:style>
    <style:style style:name="T20_50" style:family="text">
      <style:text-properties fo:background-color="#ffffff"/>
    </style:style>
    <style:style style:name="Table4" style:family="table">
      <style:table-properties table:align="left" style:width="16.984cm" fo:margin-left="0cm"/>
    </style:style>
    <style:style style:name="Column4" style:family="table-column">
      <style:table-column-properties style:column-width="16.984cm"/>
    </style:style>
    <style:style style:name="Row4" style:family="table-row"/>
    <style:style style:name="Cell4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6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text-indent="1.27cm" fo:line-height="100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T23_71" style:family="text">
      <style:text-properties fo:background-color="#ffffff"/>
    </style:style>
    <style:style style:name="T23_72" style:family="text">
      <style:text-properties fo:background-color="#ffffff"/>
    </style:style>
    <style:style style:name="T23_73" style:family="text">
      <style:text-properties fo:background-color="#ffffff"/>
    </style:style>
    <style:style style:name="T23_74" style:family="text">
      <style:text-properties fo:background-color="#ffffff"/>
    </style:style>
    <style:style style:name="T23_75" style:family="text">
      <style:text-properties fo:background-color="#ffffff"/>
    </style:style>
    <style:style style:name="T23_76" style:family="text">
      <style:text-properties fo:background-color="#ffffff"/>
    </style:style>
    <style:style style:name="T23_77" style:family="text">
      <style:text-properties fo:background-color="#ffffff"/>
    </style:style>
    <style:style style:name="T23_78" style:family="text">
      <style:text-properties fo:background-color="#ffffff"/>
    </style:style>
    <style:style style:name="T23_79" style:family="text">
      <style:text-properties fo:background-color="#ffffff"/>
    </style:style>
    <style:style style:name="T23_80" style:family="text">
      <style:text-properties fo:background-color="#ffffff"/>
    </style:style>
    <style:style style:name="T23_81" style:family="text">
      <style:text-properties fo:background-color="#ffffff"/>
    </style:style>
    <style:style style:name="T23_82" style:family="text">
      <style:text-properties fo:background-color="#ffffff"/>
    </style:style>
    <style:style style:name="T23_83" style:family="text">
      <style:text-properties fo:background-color="#ffffff"/>
    </style:style>
    <style:style style:name="T23_84" style:family="text">
      <style:text-properties fo:background-color="#ffffff"/>
    </style:style>
    <style:style style:name="T23_85" style:family="text">
      <style:text-properties fo:background-color="#ffffff"/>
    </style:style>
    <style:style style:name="T23_86" style:family="text">
      <style:text-properties fo:background-color="#ffffff"/>
    </style:style>
    <style:style style:name="T23_87" style:family="text">
      <style:text-properties fo:background-color="#ffffff"/>
    </style:style>
    <style:style style:name="T23_88" style:family="text">
      <style:text-properties fo:background-color="#ffffff"/>
    </style:style>
    <style:style style:name="Table5" style:family="table">
      <style:table-properties table:align="left" style:width="16.828cm" fo:margin-left="0cm"/>
    </style:style>
    <style:style style:name="Column5" style:family="table-column">
      <style:table-column-properties style:column-width="1.746cm"/>
    </style:style>
    <style:style style:name="Column6" style:family="table-column">
      <style:table-column-properties style:column-width="3.889cm"/>
    </style:style>
    <style:style style:name="Column7" style:family="table-column">
      <style:table-column-properties style:column-width="11.192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00%" style:writing-mode="lr-tb"/>
    </style:style>
    <style:style style:name="Table6" style:family="table">
      <style:table-properties table:align="left" style:width="16.984cm" fo:margin-left="0cm"/>
    </style:style>
    <style:style style:name="Column8" style:family="table-column">
      <style:table-column-properties style:column-width="16.984cm"/>
    </style:style>
    <style:style style:name="Row9" style:family="table-row"/>
    <style:style style:name="Cell17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background-color="#ffffff" fo:font-weight="bold" style:font-weight-asian="bold" style:font-weight-complex="bold"/>
    </style:style>
    <style:style style:name="T75_2" style:family="text">
      <style:text-properties fo:background-color="#ffffff" fo:font-weight="bold" style:font-weight-asian="bold" style:font-weight-complex="bold"/>
    </style:style>
    <style:style style:name="T75_3" style:family="text">
      <style:text-properties fo:background-color="#ffffff" fo:font-weight="bold" style:font-weight-asian="bold" style:font-weight-complex="bold"/>
    </style:style>
    <style:style style:name="T75_4" style:family="text">
      <style:text-properties fo:background-color="#ffffff" fo:font-weight="bold" style:font-weight-asian="bold" style:font-weight-complex="bold"/>
    </style:style>
    <style:style style:name="T75_5" style:family="text">
      <style:text-properties fo:background-color="#ffffff" fo:font-weight="bold" style:font-weight-asian="bold" style:font-weight-complex="bold"/>
    </style:style>
    <style:style style:name="T75_6" style:family="text">
      <style:text-properties fo:background-color="#ffffff" fo:font-weight="bold" style:font-weight-asian="bold" style:font-weight-complex="bold"/>
    </style:style>
    <style:style style:name="T75_7" style:family="text">
      <style:text-properties fo:background-color="#ffffff" fo:font-weight="bold" style:font-weight-asian="bold" style:font-weight-complex="bold"/>
    </style:style>
    <style:style style:name="T75_8" style:family="text">
      <style:text-properties fo:background-color="#ffffff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background-color="#ffffff"/>
    </style:style>
    <style:style style:name="T76_2" style:family="text">
      <style:text-properties fo:background-color="#ffffff"/>
    </style:style>
    <style:style style:name="T76_3" style:family="text">
      <style:text-properties fo:background-color="#ffffff"/>
    </style:style>
    <style:style style:name="T76_4" style:family="text">
      <style:text-properties fo:background-color="#ffffff"/>
    </style:style>
    <style:style style:name="T76_5" style:family="text">
      <style:text-properties fo:background-color="#ffffff"/>
    </style:style>
    <style:style style:name="T76_6" style:family="text">
      <style:text-properties fo:background-color="#ffffff"/>
    </style:style>
    <style:style style:name="T76_7" style:family="text">
      <style:text-properties fo:background-color="#ffffff"/>
    </style:style>
    <style:style style:name="T76_8" style:family="text">
      <style:text-properties fo:background-color="#ffffff"/>
    </style:style>
    <style:style style:name="T76_9" style:family="text">
      <style:text-properties fo:background-color="#ffffff"/>
    </style:style>
    <style:style style:name="T76_10" style:family="text">
      <style:text-properties fo:background-color="#ffffff"/>
    </style:style>
    <style:style style:name="T76_11" style:family="text">
      <style:text-properties fo:background-color="#ffffff"/>
    </style:style>
    <style:style style:name="T76_12" style:family="text">
      <style:text-properties fo:background-color="#ffffff"/>
    </style:style>
    <style:style style:name="T76_13" style:family="text">
      <style:text-properties fo:background-color="#ffffff"/>
    </style:style>
    <style:style style:name="T76_14" style:family="text">
      <style:text-properties fo:background-color="#ffffff"/>
    </style:style>
    <style:style style:name="T76_15" style:family="text">
      <style:text-properties fo:background-color="#ffffff"/>
    </style:style>
    <style:style style:name="T76_16" style:family="text">
      <style:text-properties fo:background-color="#ffffff"/>
    </style:style>
    <style:style style:name="T76_17" style:family="text">
      <style:text-properties fo:background-color="#ffffff"/>
    </style:style>
    <style:style style:name="T76_18" style:family="text">
      <style:text-properties fo:background-color="#ffffff"/>
    </style:style>
    <style:style style:name="T76_19" style:family="text">
      <style:text-properties fo:background-color="#ffffff"/>
    </style:style>
    <style:style style:name="T76_20" style:family="text">
      <style:text-properties fo:background-color="#ffffff"/>
    </style:style>
    <style:style style:name="T76_21" style:family="text">
      <style:text-properties fo:background-color="#ffffff"/>
    </style:style>
    <style:style style:name="T76_22" style:family="text">
      <style:text-properties fo:background-color="#ffffff"/>
    </style:style>
    <style:style style:name="T76_23" style:family="text">
      <style:text-properties fo:background-color="#ffffff"/>
    </style:style>
    <style:style style:name="T76_24" style:family="text">
      <style:text-properties fo:background-color="#ffffff"/>
    </style:style>
    <style:style style:name="T76_25" style:family="text">
      <style:text-properties fo:background-color="#ffffff"/>
    </style:style>
    <style:style style:name="T76_26" style:family="text">
      <style:text-properties fo:background-color="#ffffff"/>
    </style:style>
    <style:style style:name="T76_27" style:family="text">
      <style:text-properties fo:background-color="#ffffff"/>
    </style:style>
    <style:style style:name="T76_28" style:family="text">
      <style:text-properties fo:background-color="#ffffff"/>
    </style:style>
    <style:style style:name="T76_29" style:family="text">
      <style:text-properties fo:background-color="#ffffff" fo:font-weight="bold" style:font-weight-asian="bold" style:font-weight-complex="bold"/>
    </style:style>
    <style:style style:name="T76_30" style:family="text">
      <style:text-properties fo:background-color="#ffffff" fo:font-weight="bold" style:font-weight-asian="bold" style:font-weight-complex="bold"/>
    </style:style>
    <style:style style:name="T76_31" style:family="text">
      <style:text-properties fo:background-color="#ffffff" fo:font-weight="bold" style:font-weight-asian="bold" style:font-weight-complex="bold"/>
    </style:style>
    <style:style style:name="T76_32" style:family="text">
      <style:text-properties fo:background-color="#ffffff" fo:font-weight="bold" style:font-weight-asian="bold" style:font-weight-complex="bold"/>
    </style:style>
    <style:style style:name="T76_33" style:family="text">
      <style:text-properties fo:background-color="#ffffff" fo:font-weight="bold" style:font-weight-asian="bold" style:font-weight-complex="bold"/>
    </style:style>
    <style:style style:name="T76_34" style:family="text">
      <style:text-properties fo:background-color="#ffffff" fo:font-weight="bold" style:font-weight-asian="bold" style:font-weight-complex="bold"/>
    </style:style>
    <style:style style:name="T76_35" style:family="text">
      <style:text-properties fo:background-color="#ffffff" fo:font-weight="bold" style:font-weight-asian="bold" style:font-weight-complex="bold"/>
    </style:style>
    <style:style style:name="T76_36" style:family="text">
      <style:text-properties fo:background-color="#ffffff"/>
    </style:style>
    <style:style style:name="P77" style:family="paragraph" style:parent-style-name="Standard">
      <style:paragraph-properties fo:break-before="auto" fo:line-height="100%" fo:margin-top="0cm" fo:margin-bottom="0cm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T77_4" style:family="text">
      <style:text-properties fo:background-color="#ffffff"/>
    </style:style>
    <style:style style:name="T77_5" style:family="text">
      <style:text-properties fo:background-color="#ffffff"/>
    </style:style>
    <style:style style:name="T77_6" style:family="text">
      <style:text-properties fo:background-color="#ffffff"/>
    </style:style>
    <style:style style:name="T77_7" style:family="text">
      <style:text-properties fo:background-color="#ffffff"/>
    </style:style>
    <style:style style:name="T77_8" style:family="text">
      <style:text-properties fo:background-color="#ffffff"/>
    </style:style>
    <style:style style:name="T77_9" style:family="text">
      <style:text-properties fo:background-color="#ffffff"/>
    </style:style>
    <style:style style:name="T77_10" style:family="text">
      <style:text-properties fo:background-color="#ffffff"/>
    </style:style>
    <style:style style:name="T77_11" style:family="text">
      <style:text-properties fo:background-color="#ffffff"/>
    </style:style>
    <style:style style:name="T77_12" style:family="text">
      <style:text-properties fo:background-color="#ffffff"/>
    </style:style>
    <style:style style:name="T77_13" style:family="text">
      <style:text-properties fo:background-color="#ffffff"/>
    </style:style>
    <style:style style:name="T77_14" style:family="text">
      <style:text-properties fo:background-color="#ffffff"/>
    </style:style>
    <style:style style:name="T77_15" style:family="text">
      <style:text-properties fo:background-color="#ffffff"/>
    </style:style>
    <style:style style:name="T77_16" style:family="text">
      <style:text-properties fo:background-color="#ffffff"/>
    </style:style>
    <style:style style:name="T77_17" style:family="text">
      <style:text-properties fo:background-color="#ffffff"/>
    </style:style>
    <style:style style:name="T77_18" style:family="text">
      <style:text-properties fo:background-color="#ffffff"/>
    </style:style>
    <style:style style:name="T77_19" style:family="text">
      <style:text-properties fo:background-color="#ffffff"/>
    </style:style>
    <style:style style:name="T77_20" style:family="text">
      <style:text-properties fo:background-color="#ffffff"/>
    </style:style>
    <style:style style:name="T77_21" style:family="text">
      <style:text-properties fo:background-color="#ffffff"/>
    </style:style>
    <style:style style:name="T77_22" style:family="text">
      <style:text-properties fo:background-color="#ffffff"/>
    </style:style>
    <style:style style:name="P78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fo:background-color="#ffffff" fo:font-weight="bold" style:font-weight-asian="bold" style:font-weight-complex="bold"/>
    </style:style>
    <style:style style:name="T79_2" style:family="text">
      <style:text-properties fo:background-color="#ffffff" fo:font-weight="bold" style:font-weight-asian="bold" style:font-weight-complex="bold"/>
    </style:style>
    <style:style style:name="T79_3" style:family="text">
      <style:text-properties fo:background-color="#ffffff" fo:font-weight="bold" style:font-weight-asian="bold" style:font-weight-complex="bold"/>
    </style:style>
    <style:style style:name="T79_4" style:family="text">
      <style:text-properties fo:background-color="#ffffff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fo:background-color="#ffffff"/>
    </style:style>
    <style:style style:name="T80_2" style:family="text">
      <style:text-properties fo:background-color="#ffffff"/>
    </style:style>
    <style:style style:name="T80_3" style:family="text">
      <style:text-properties fo:background-color="#ffffff"/>
    </style:style>
    <style:style style:name="T80_4" style:family="text">
      <style:text-properties fo:background-color="#ffffff"/>
    </style:style>
    <style:style style:name="T80_5" style:family="text">
      <style:text-properties fo:background-color="#ffffff"/>
    </style:style>
    <style:style style:name="T80_6" style:family="text">
      <style:text-properties fo:background-color="#ffffff"/>
    </style:style>
    <style:style style:name="T80_7" style:family="text">
      <style:text-properties fo:background-color="#ffffff"/>
    </style:style>
    <style:style style:name="T80_8" style:family="text">
      <style:text-properties fo:background-color="#ffffff"/>
    </style:style>
    <style:style style:name="T80_9" style:family="text">
      <style:text-properties fo:background-color="#ffffff"/>
    </style:style>
    <style:style style:name="T80_10" style:family="text">
      <style:text-properties fo:background-color="#ffffff"/>
    </style:style>
    <style:style style:name="T80_11" style:family="text">
      <style:text-properties fo:background-color="#ffffff"/>
    </style:style>
    <style:style style:name="T80_12" style:family="text">
      <style:text-properties fo:background-color="#ffffff"/>
    </style:style>
    <style:style style:name="T80_13" style:family="text">
      <style:text-properties fo:background-color="#ffffff"/>
    </style:style>
    <style:style style:name="T80_14" style:family="text">
      <style:text-properties fo:background-color="#ffffff"/>
    </style:style>
    <style:style style:name="T80_15" style:family="text">
      <style:text-properties fo:background-color="#ffffff" fo:font-weight="bold" style:font-weight-asian="bold" style:font-weight-complex="bold"/>
    </style:style>
    <style:style style:name="T80_16" style:family="text"/>
    <style:style style:name="T80_17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18" style:family="text">
      <style:text-properties fo:background-color="#ffffff" fo:color="#0000ff" fo:font-weight="bold" style:font-weight-asian="bold" style:font-weight-complex="bold"/>
    </style:style>
    <style:style style:name="T80_19" style:family="text"/>
    <style:style style:name="T80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1" style:family="text"/>
    <style:style style:name="T80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3" style:family="text"/>
    <style:style style:name="T80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5" style:family="text">
      <style:text-properties fo:background-color="#ffffff" fo:color="#0000ff" fo:font-weight="bold" style:font-weight-asian="bold" style:font-weight-complex="bold"/>
    </style:style>
    <style:style style:name="T80_26" style:family="text">
      <style:text-properties fo:background-color="#ffffff" fo:color="#0000ff" fo:font-weight="bold" style:font-weight-asian="bold" style:font-weight-complex="bold"/>
    </style:style>
    <style:style style:name="T80_27" style:family="text"/>
    <style:style style:name="T80_2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9" style:family="text"/>
    <style:style style:name="T80_3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31" style:family="text"/>
    <style:style style:name="T80_3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33" style:family="text"/>
    <style:style style:name="T80_3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35" style:family="text"/>
    <style:style style:name="T80_3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37" style:family="text">
      <style:text-properties fo:background-color="#ffffff" fo:color="#0000ff" fo:font-weight="bold" style:font-weight-asian="bold" style:font-weight-complex="bold"/>
    </style:style>
    <style:style style:name="T80_38" style:family="text"/>
    <style:style style:name="T80_39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00%" fo:margin-top="0cm" fo:margin-bottom="0cm" style:writing-mode="lr-tb"/>
    </style:style>
    <style:style style:name="T81_1" style:family="text">
      <style:text-properties fo:background-color="#ffffff"/>
    </style:style>
    <style:style style:name="T81_2" style:family="text">
      <style:text-properties fo:background-color="#ffffff"/>
    </style:style>
    <style:style style:name="T81_3" style:family="text">
      <style:text-properties fo:background-color="#ffffff"/>
    </style:style>
    <style:style style:name="T81_4" style:family="text">
      <style:text-properties fo:background-color="#ffffff"/>
    </style:style>
    <style:style style:name="T81_5" style:family="text">
      <style:text-properties fo:background-color="#ffffff"/>
    </style:style>
    <style:style style:name="T81_6" style:family="text">
      <style:text-properties fo:background-color="#ffffff"/>
    </style:style>
    <style:style style:name="T81_7" style:family="text">
      <style:text-properties fo:background-color="#ffffff"/>
    </style:style>
    <style:style style:name="T81_8" style:family="text">
      <style:text-properties fo:background-color="#ffffff"/>
    </style:style>
    <style:style style:name="T81_9" style:family="text">
      <style:text-properties fo:background-color="#ffffff"/>
    </style:style>
    <style:style style:name="T81_10" style:family="text">
      <style:text-properties fo:background-color="#ffffff"/>
    </style:style>
    <style:style style:name="T81_11" style:family="text">
      <style:text-properties fo:background-color="#ffffff"/>
    </style:style>
    <style:style style:name="T81_12" style:family="text">
      <style:text-properties fo:background-color="#ffffff"/>
    </style:style>
    <style:style style:name="P82" style:family="paragraph" style:parent-style-name="Standard">
      <style:paragraph-properties fo:break-before="auto" fo:text-indent="1.27cm" fo:line-height="100%" style:writing-mode="lr-tb"/>
    </style:style>
    <style:style style:name="T82_1" style:family="text"/>
    <style:style style:name="T82_2" style:family="text">
      <style:text-properties fo:background-color="#ffffff" fo:color="#0000ff" style:text-underline-style="solid" style:text-underline-color="font-color"/>
    </style:style>
    <style:style style:name="T82_3" style:family="text"/>
    <style:style style:name="T82_4" style:family="text">
      <style:text-properties fo:background-color="#ffffff" fo:color="#0000ff" style:text-underline-style="solid" style:text-underline-color="font-color"/>
    </style:style>
    <style:style style:name="T82_5" style:family="text"/>
    <style:style style:name="T82_6" style:family="text">
      <style:text-properties fo:background-color="#ffffff" fo:color="#0000ff" style:text-underline-style="solid" style:text-underline-color="font-color"/>
    </style:style>
    <style:style style:name="T82_7" style:family="text"/>
    <style:style style:name="T82_8" style:family="text">
      <style:text-properties fo:background-color="#ffffff" fo:color="#0000ff" style:text-underline-style="solid" style:text-underline-color="font-color"/>
    </style:style>
    <style:style style:name="T82_9" style:family="text"/>
    <style:style style:name="T82_10" style:family="text">
      <style:text-properties fo:background-color="#ffffff" fo:color="#0000ff" style:text-underline-style="solid" style:text-underline-color="font-color"/>
    </style:style>
    <style:style style:name="T82_11" style:family="text"/>
    <style:style style:name="T82_12" style:family="text">
      <style:text-properties fo:background-color="#ffffff" fo:color="#0000ff" style:text-underline-style="solid" style:text-underline-color="font-color"/>
    </style:style>
    <style:style style:name="T82_13" style:family="text"/>
    <style:style style:name="T82_14" style:family="text">
      <style:text-properties fo:background-color="#ffffff" fo:color="#0000ff" style:text-underline-style="solid" style:text-underline-color="font-color"/>
    </style:style>
    <style:style style:name="T82_15" style:family="text"/>
    <style:style style:name="T82_16" style:family="text">
      <style:text-properties fo:background-color="#ffffff" fo:color="#0000ff" style:text-underline-style="solid" style:text-underline-color="font-color"/>
    </style:style>
    <style:style style:name="T82_17" style:family="text"/>
    <style:style style:name="T82_18" style:family="text">
      <style:text-properties fo:background-color="#ffffff" fo:color="#0000ff" style:text-underline-style="solid" style:text-underline-color="font-color"/>
    </style:style>
    <style:style style:name="T82_19" style:family="text"/>
    <style:style style:name="T82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1" style:family="text"/>
    <style:style style:name="T82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3" style:family="text"/>
    <style:style style:name="T82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5" style:family="text"/>
    <style:style style:name="T82_2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7" style:family="text"/>
    <style:style style:name="T82_2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9" style:family="text"/>
    <style:style style:name="T82_3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P83" style:family="paragraph" style:parent-style-name="Standard">
      <style:paragraph-properties fo:break-before="auto" fo:text-indent="1.27cm" fo:line-height="100%" style:writing-mode="lr-tb"/>
    </style:style>
    <style:style style:name="T83_1" style:family="text"/>
    <style:style style:name="T83_2" style:family="text">
      <style:text-properties fo:background-color="#ffffff" fo:color="#0000ff" style:text-underline-style="solid" style:text-underline-color="font-color"/>
    </style:style>
    <style:style style:name="T83_3" style:family="text"/>
    <style:style style:name="T83_4" style:family="text">
      <style:text-properties fo:background-color="#ffffff" fo:color="#0000ff" style:text-underline-style="solid" style:text-underline-color="font-color"/>
    </style:style>
    <style:style style:name="T83_5" style:family="text"/>
    <style:style style:name="T83_6" style:family="text">
      <style:text-properties fo:background-color="#ffffff" fo:color="#0000ff" style:text-underline-style="solid" style:text-underline-color="font-color"/>
    </style:style>
    <style:style style:name="T83_7" style:family="text"/>
    <style:style style:name="T83_8" style:family="text">
      <style:text-properties fo:background-color="#ffffff" fo:color="#0000ff" style:text-underline-style="solid" style:text-underline-color="font-color"/>
    </style:style>
    <style:style style:name="T83_9" style:family="text"/>
    <style:style style:name="T83_10" style:family="text">
      <style:text-properties fo:background-color="#ffffff" fo:color="#0000ff" style:text-underline-style="solid" style:text-underline-color="font-color"/>
    </style:style>
    <style:style style:name="T83_11" style:family="text"/>
    <style:style style:name="T83_12" style:family="text">
      <style:text-properties fo:background-color="#ffffff" fo:color="#0000ff" style:text-underline-style="solid" style:text-underline-color="font-color"/>
    </style:style>
    <style:style style:name="T83_13" style:family="text"/>
    <style:style style:name="T83_14" style:family="text">
      <style:text-properties fo:background-color="#ffffff" fo:color="#0000ff" style:text-underline-style="solid" style:text-underline-color="font-color"/>
    </style:style>
    <style:style style:name="T83_15" style:family="text"/>
    <style:style style:name="T83_16" style:family="text">
      <style:text-properties fo:background-color="#ffffff" fo:color="#0000ff" style:text-underline-style="solid" style:text-underline-color="font-color"/>
    </style:style>
    <style:style style:name="T83_17" style:family="text"/>
    <style:style style:name="T83_1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19" style:family="text"/>
    <style:style style:name="T83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1" style:family="text"/>
    <style:style style:name="T83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3" style:family="text"/>
    <style:style style:name="T83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5" style:family="text"/>
    <style:style style:name="T83_2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T84_10" style:family="text">
      <style:text-properties fo:background-color="#ffffff"/>
    </style:style>
    <style:style style:name="T84_11" style:family="text">
      <style:text-properties fo:background-color="#ffffff"/>
    </style:style>
    <style:style style:name="T84_12" style:family="text">
      <style:text-properties fo:background-color="#ffffff"/>
    </style:style>
    <style:style style:name="T84_13" style:family="text">
      <style:text-properties fo:background-color="#ffffff"/>
    </style:style>
    <style:style style:name="T84_14" style:family="text">
      <style:text-properties fo:background-color="#ffffff"/>
    </style:style>
    <style:style style:name="T84_15" style:family="text">
      <style:text-properties fo:background-color="#ffffff"/>
    </style:style>
    <style:style style:name="T84_16" style:family="text">
      <style:text-properties fo:background-color="#ffffff"/>
    </style:style>
    <style:style style:name="T84_17" style:family="text">
      <style:text-properties fo:background-color="#ffffff"/>
    </style:style>
    <style:style style:name="T84_18" style:family="text">
      <style:text-properties fo:background-color="#ffffff"/>
    </style:style>
    <style:style style:name="T84_19" style:family="text">
      <style:text-properties fo:background-color="#ffffff"/>
    </style:style>
    <style:style style:name="T84_20" style:family="text">
      <style:text-properties fo:background-color="#ffffff"/>
    </style:style>
    <style:style style:name="T84_21" style:family="text">
      <style:text-properties fo:background-color="#ffffff"/>
    </style:style>
    <style:style style:name="T84_22" style:family="text">
      <style:text-properties fo:background-color="#ffffff"/>
    </style:style>
    <style:style style:name="T84_23" style:family="text">
      <style:text-properties fo:background-color="#ffffff"/>
    </style:style>
    <style:style style:name="T84_24" style:family="text">
      <style:text-properties fo:background-color="#ffffff"/>
    </style:style>
    <style:style style:name="T84_25" style:family="text">
      <style:text-properties fo:background-color="#ffffff"/>
    </style:style>
    <style:style style:name="T84_26" style:family="text">
      <style:text-properties fo:background-color="#ffffff"/>
    </style:style>
    <style:style style:name="T84_27" style:family="text">
      <style:text-properties fo:background-color="#ffffff"/>
    </style:style>
    <style:style style:name="T84_28" style:family="text">
      <style:text-properties fo:background-color="#ffffff"/>
    </style:style>
    <style:style style:name="T84_29" style:family="text">
      <style:text-properties fo:background-color="#ffffff"/>
    </style:style>
    <style:style style:name="T84_30" style:family="text">
      <style:text-properties fo:background-color="#ffffff"/>
    </style:style>
    <style:style style:name="T84_31" style:family="text"/>
    <style:style style:name="T84_32" style:family="text">
      <style:text-properties fo:background-color="#ffffff" fo:color="#0000ff" style:text-underline-style="solid" style:text-underline-color="font-color"/>
    </style:style>
    <style:style style:name="T84_33" style:family="text"/>
    <style:style style:name="T84_34" style:family="text">
      <style:text-properties fo:background-color="#ffffff" fo:color="#0000ff" style:text-underline-style="solid" style:text-underline-color="font-color"/>
    </style:style>
    <style:style style:name="T84_35" style:family="text"/>
    <style:style style:name="T84_36" style:family="text">
      <style:text-properties fo:background-color="#ffffff" fo:color="#0000ff" style:text-underline-style="solid" style:text-underline-color="font-color"/>
    </style:style>
    <style:style style:name="T84_37" style:family="text"/>
    <style:style style:name="T84_38" style:family="text">
      <style:text-properties fo:background-color="#ffffff" fo:color="#0000ff" style:text-underline-style="solid" style:text-underline-color="font-color"/>
    </style:style>
    <style:style style:name="T84_39" style:family="text"/>
    <style:style style:name="T84_40" style:family="text">
      <style:text-properties fo:background-color="#ffffff" fo:color="#0000ff" style:text-underline-style="solid" style:text-underline-color="font-color"/>
    </style:style>
    <style:style style:name="T84_41" style:family="text">
      <style:text-properties fo:background-color="#ffffff"/>
    </style:style>
    <style:style style:name="T84_42" style:family="text">
      <style:text-properties fo:background-color="#ffffff"/>
    </style:style>
    <style:style style:name="T84_43" style:family="text">
      <style:text-properties fo:background-color="#ffffff"/>
    </style:style>
    <style:style style:name="P85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background-color="#ffffff" fo:font-weight="bold" style:font-weight-asian="bold" style:font-weight-complex="bold"/>
    </style:style>
    <style:style style:name="T86_2" style:family="text">
      <style:text-properties fo:background-color="#ffffff" fo:font-weight="bold" style:font-weight-asian="bold" style:font-weight-complex="bold"/>
    </style:style>
    <style:style style:name="T86_3" style:family="text">
      <style:text-properties fo:background-color="#ffffff"/>
    </style:style>
    <style:style style:name="T86_4" style:family="text">
      <style:text-properties fo:background-color="#ffffff"/>
    </style:style>
    <style:style style:name="T86_5" style:family="text">
      <style:text-properties fo:background-color="#ffffff"/>
    </style:style>
    <style:style style:name="T86_6" style:family="text">
      <style:text-properties fo:background-color="#ffffff"/>
    </style:style>
    <style:style style:name="T86_7" style:family="text">
      <style:text-properties fo:background-color="#ffffff"/>
    </style:style>
    <style:style style:name="T86_8" style:family="text">
      <style:text-properties fo:background-color="#ffffff"/>
    </style:style>
    <style:style style:name="T86_9" style:family="text">
      <style:text-properties fo:background-color="#ffffff"/>
    </style:style>
    <style:style style:name="T86_10" style:family="text">
      <style:text-properties fo:background-color="#ffffff"/>
    </style:style>
    <style:style style:name="T86_11" style:family="text">
      <style:text-properties fo:background-color="#ffffff"/>
    </style:style>
    <style:style style:name="T86_12" style:family="text">
      <style:text-properties fo:background-color="#ffffff"/>
    </style:style>
    <style:style style:name="T86_13" style:family="text">
      <style:text-properties fo:background-color="#ffffff"/>
    </style:style>
    <style:style style:name="T86_14" style:family="text">
      <style:text-properties fo:background-color="#ffffff"/>
    </style:style>
    <style:style style:name="T86_15" style:family="text">
      <style:text-properties fo:background-color="#ffffff"/>
    </style:style>
    <style:style style:name="T86_16" style:family="text">
      <style:text-properties fo:background-color="#ffffff"/>
    </style:style>
    <style:style style:name="Table7" style:family="table">
      <style:table-properties table:align="left" style:width="16.984cm" fo:margin-left="0cm"/>
    </style:style>
    <style:style style:name="Column9" style:family="table-column">
      <style:table-column-properties style:column-width="16.984cm"/>
    </style:style>
    <style:style style:name="Row10" style:family="table-row"/>
    <style:style style:name="Cell18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break-before="auto" fo:text-indent="0cm" fo:line-height="100%" fo:margin-left="0cm" style:writing-mode="lr-tb"/>
    </style:style>
    <style:style style:name="P89" style:family="paragraph" style:parent-style-name="Standard">
      <style:paragraph-properties fo:break-before="auto" fo:text-indent="0cm" fo:line-height="100%" fo:margin-left="0cm" style:writing-mode="lr-tb"/>
    </style:style>
    <style:style style:name="T89_1" style:family="text">
      <style:text-properties fo:background-color="#ffffff" fo:font-weight="bold" style:font-weight-asian="bold" style:font-weight-complex="bold"/>
    </style:style>
    <style:style style:name="T89_2" style:family="text">
      <style:text-properties fo:background-color="#ffffff" fo:font-weight="bold" style:font-weight-asian="bold" style:font-weight-complex="bold"/>
    </style:style>
    <style:style style:name="T89_3" style:family="text">
      <style:text-properties fo:background-color="#ffffff" fo:font-weight="bold" style:font-weight-asian="bold" style:font-weight-complex="bold"/>
    </style:style>
    <style:style style:name="T89_4" style:family="text">
      <style:text-properties fo:background-color="#ffffff" fo:font-weight="bold" style:font-weight-asian="bold" style:font-weight-complex="bold"/>
    </style:style>
    <style:style style:name="T89_5" style:family="text">
      <style:text-properties fo:background-color="#ffffff" fo:font-weight="bold" style:font-weight-asian="bold" style:font-weight-complex="bold"/>
    </style:style>
    <style:style style:name="T89_6" style:family="text">
      <style:text-properties fo:background-color="#ffffff" fo:font-weight="bold" style:font-weight-asian="bold" style:font-weight-complex="bold"/>
    </style:style>
    <style:style style:name="T89_7" style:family="text">
      <style:text-properties fo:background-color="#ffffff" fo:font-weight="bold" style:font-weight-asian="bold" style:font-weight-complex="bold"/>
    </style:style>
    <style:style style:name="T89_8" style:family="text">
      <style:text-properties fo:background-color="#ffffff" fo:font-weight="bold" style:font-weight-asian="bold" style:font-weight-complex="bold"/>
    </style:style>
    <style:style style:name="T89_9" style:family="text">
      <style:text-properties fo:background-color="#ffffff" fo:font-weight="bold" style:font-weight-asian="bold" style:font-weight-complex="bold"/>
    </style:style>
    <style:style style:name="P90" style:family="paragraph" style:parent-style-name="Standard">
      <style:paragraph-properties fo:break-before="auto" fo:text-indent="1.27cm" fo:line-height="100%" fo:margin-left="0cm" style:writing-mode="lr-tb"/>
    </style:style>
    <style:style style:name="T90_1" style:family="text">
      <style:text-properties fo:background-color="#ffffff"/>
    </style:style>
    <style:style style:name="T90_2" style:family="text">
      <style:text-properties fo:background-color="#ffffff"/>
    </style:style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>
      <style:text-properties fo:background-color="#ffffff"/>
    </style:style>
    <style:style style:name="T90_6" style:family="text">
      <style:text-properties fo:background-color="#ffffff"/>
    </style:style>
    <style:style style:name="T90_7" style:family="text">
      <style:text-properties fo:background-color="#ffffff"/>
    </style:style>
    <style:style style:name="T90_8" style:family="text">
      <style:text-properties fo:background-color="#ffffff"/>
    </style:style>
    <style:style style:name="T90_9" style:family="text">
      <style:text-properties fo:background-color="#ffffff"/>
    </style:style>
    <style:style style:name="T90_10" style:family="text">
      <style:text-properties fo:background-color="#ffffff"/>
    </style:style>
    <style:style style:name="P91" style:family="paragraph" style:parent-style-name="Standard">
      <style:paragraph-properties fo:break-before="auto" fo:text-indent="1.27cm" fo:line-height="100%" fo:margin-left="0cm" style:writing-mode="lr-tb"/>
    </style:style>
    <style:style style:name="T91_1" style:family="text">
      <style:text-properties fo:background-color="#ffffff"/>
    </style:style>
    <style:style style:name="T91_2" style:family="text">
      <style:text-properties fo:background-color="#ffffff"/>
    </style:style>
    <style:style style:name="T91_3" style:family="text">
      <style:text-properties fo:background-color="#ffffff"/>
    </style:style>
    <style:style style:name="T91_4" style:family="text">
      <style:text-properties fo:background-color="#ffffff"/>
    </style:style>
    <style:style style:name="T91_5" style:family="text">
      <style:text-properties fo:background-color="#ffffff"/>
    </style:style>
    <style:style style:name="T91_6" style:family="text">
      <style:text-properties fo:background-color="#ffffff"/>
    </style:style>
    <style:style style:name="P92" style:family="paragraph" style:parent-style-name="Standard">
      <style:paragraph-properties fo:break-before="auto" fo:text-indent="1.27cm" fo:line-height="100%" fo:margin-left="0cm" style:writing-mode="lr-tb"/>
    </style:style>
    <style:style style:name="T92_1" style:family="text">
      <style:text-properties fo:background-color="#ffffff"/>
    </style:style>
    <style:style style:name="T92_2" style:family="text">
      <style:text-properties fo:background-color="#ffffff"/>
    </style:style>
    <style:style style:name="T92_3" style:family="text">
      <style:text-properties fo:background-color="#ffffff"/>
    </style:style>
    <style:style style:name="T92_4" style:family="text">
      <style:text-properties fo:background-color="#ffffff"/>
    </style:style>
    <style:style style:name="T92_5" style:family="text">
      <style:text-properties fo:background-color="#ffffff"/>
    </style:style>
    <style:style style:name="T92_6" style:family="text">
      <style:text-properties fo:background-color="#ffffff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><text:span text:style-name="T2_1">SUMMARY</text:span><text:span text:style-name="T2_2"><text:s/></text:span><text:span text:style-name="T2_3">OF</text:span><text:span text:style-name="T2_4"><text:s/></text:span><text:span text:style-name="T2_5">QUALIFICATION</text:span><text:span text:style-name="T2_6">:</text:span></text:p>
          </table:table-cell>
        </table:table-row>
      </table:table>
      <text:p text:style-name="P3"/>
      <text:p text:style-name="P4"><text:span text:style-name="T4_1">Front</text:span><text:span text:style-name="T4_2">-</text:span><text:span text:style-name="T4_3">end</text:span><text:span text:style-name="T4_4">/</text:span><text:span text:style-name="T4_5">Back</text:span><text:span text:style-name="T4_6">-</text:span><text:span text:style-name="T4_7">end</text:span><text:span text:style-name="T4_8"><text:s/></text:span><text:span text:style-name="T4_9">developer</text:span><text:span text:style-name="T4_10"><text:s/></text:span><text:span text:style-name="T4_11">with</text:span><text:span text:style-name="T4_12"><text:s/>10</text:span><text:span text:style-name="T4_13">+</text:span><text:span text:style-name="T4_14"><text:s/></text:span><text:span text:style-name="T4_15">years</text:span><text:span text:style-name="T4_16"><text:s/></text:span><text:span text:style-name="T4_17">of</text:span><text:span text:style-name="T4_18"><text:s/></text:span><text:span text:style-name="T4_19">IT</text:span><text:span text:style-name="T4_20"><text:s/></text:span><text:span text:style-name="T4_21">experience</text:span><text:span text:style-name="T4_22"><text:s/></text:span><text:span text:style-name="T4_23">and</text:span><text:span text:style-name="T4_24"><text:s/>3.5<text:s/></text:span><text:span text:style-name="T4_25">years</text:span><text:span text:style-name="T4_26"><text:s/></text:span><text:span text:style-name="T4_27">experience</text:span><text:span text:style-name="T4_28"><text:s/></text:span><text:span text:style-name="T4_29">dedicated</text:span><text:span text:style-name="T4_30"><text:s/></text:span><text:span text:style-name="T4_31">to</text:span><text:span text:style-name="T4_32"><text:s/></text:span><text:span text:style-name="T4_33">web</text:span><text:span text:style-name="T4_34">-</text:span><text:span text:style-name="T4_35">development</text:span><text:span text:style-name="T4_36"><text:s/></text:span><text:span text:style-name="T4_37">and</text:span><text:span text:style-name="T4_38"><text:s/></text:span><text:span text:style-name="T4_39">security</text:span><text:span text:style-name="T4_40"><text:s/></text:span><text:span text:style-name="T4_41">auditing</text:span><text:span text:style-name="T4_42"><text:s/></text:span><text:span text:style-name="T4_43">of</text:span><text:span text:style-name="T4_44"><text:s/></text:span><text:span text:style-name="T4_45">web</text:span><text:span text:style-name="T4_46"><text:s/></text:span><text:span text:style-name="T4_47">applications</text:span><text:span text:style-name="T4_48">.<text:s/></text:span><text:span text:style-name="T4_49">T</text:span><text:span text:style-name="T4_50">end</text:span><text:span text:style-name="T4_51"><text:s/></text:span><text:span text:style-name="T4_52">to</text:span><text:span text:style-name="T4_53"><text:s/></text:span><text:span text:style-name="T4_54">use</text:span><text:span text:style-name="T4_55"><text:s/></text:span><text:span text:style-name="T4_56">Ruby</text:span><text:span text:style-name="T4_57"><text:s/></text:span><text:span text:style-name="T4_58">and</text:span><text:span text:style-name="T4_59"><text:s/></text:span><text:span text:style-name="T4_60">CoffeeScript</text:span><text:span text:style-name="T4_61"><text:s/></text:span><text:span text:style-name="T4_62">to</text:span><text:span text:style-name="T4_63"><text:s/></text:span><text:span text:style-name="T4_64">follow</text:span><text:span text:style-name="T4_65"><text:s/></text:span><text:span text:style-name="T4_66">TDD</text:span><text:span text:style-name="T4_67"><text:s/></text:span><text:span text:style-name="T4_68">and</text:span><text:span text:style-name="T4_69"><text:s/></text:span><text:span text:style-name="T4_70">OOP</text:span><text:span text:style-name="T4_71"><text:s/></text:span><text:span text:style-name="T4_72">best</text:span><text:span text:style-name="T4_73"><text:s/></text:span><text:span text:style-name="T4_74">practices</text:span><text:span text:style-name="T4_75">.</text:span></text:p>
      <text:p text:style-name="P5"/>
      <table:table table:style-name="Table2">
        <table:table-column table:style-name="Column2"/>
        <table:table-row table:style-name="Row2">
          <table:table-cell table:style-name="Cell2">
            <text:p text:style-name="P6"><text:span text:style-name="T6_1">PERSONAL</text:span><text:span text:style-name="T6_2"><text:s/></text:span><text:span text:style-name="T6_3">INFORMATION</text:span><text:span text:style-name="T6_4">:</text:span></text:p>
          </table:table-cell>
        </table:table-row>
      </table:table>
      <text:p text:style-name="P7"/>
      <text:p text:style-name="P8"><text:span text:style-name="T8_1">LinkedIn</text:span><text:span text:style-name="T8_2">:<text:tab/><text:tab/></text:span><text:span text:style-name="T8_3"><text:a xlink:type="simple" xlink:href="https://ua.linkedin.com/in/rrott"><text:span text:style-name="T8_4">https</text:span></text:a></text:span><text:span text:style-name="T8_5"><text:a xlink:type="simple" xlink:href="https://ua.linkedin.com/in/rrott"><text:span text:style-name="T8_6">://</text:span></text:a></text:span><text:span text:style-name="T8_7"><text:a xlink:type="simple" xlink:href="https://ua.linkedin.com/in/rrott"><text:span text:style-name="T8_8">ua</text:span></text:a></text:span><text:span text:style-name="T8_9"><text:a xlink:type="simple" xlink:href="https://ua.linkedin.com/in/rrott"><text:span text:style-name="T8_10">.</text:span></text:a></text:span><text:span text:style-name="T8_11"><text:a xlink:type="simple" xlink:href="https://ua.linkedin.com/in/rrott"><text:span text:style-name="T8_12">linkedin</text:span></text:a></text:span><text:span text:style-name="T8_13"><text:a xlink:type="simple" xlink:href="https://ua.linkedin.com/in/rrott"><text:span text:style-name="T8_14">.</text:span></text:a></text:span><text:span text:style-name="T8_15"><text:a xlink:type="simple" xlink:href="https://ua.linkedin.com/in/rrott"><text:span text:style-name="T8_16">com</text:span></text:a></text:span><text:span text:style-name="T8_17"><text:a xlink:type="simple" xlink:href="https://ua.linkedin.com/in/rrott"><text:span text:style-name="T8_18">/</text:span></text:a></text:span><text:span text:style-name="T8_19"><text:a xlink:type="simple" xlink:href="https://ua.linkedin.com/in/rrott"><text:span text:style-name="T8_20">in</text:span></text:a></text:span><text:span text:style-name="T8_21"><text:a xlink:type="simple" xlink:href="https://ua.linkedin.com/in/rrott"><text:span text:style-name="T8_22">/</text:span></text:a></text:span><text:span text:style-name="T8_23"><text:a xlink:type="simple" xlink:href="https://ua.linkedin.com/in/rrott"><text:span text:style-name="T8_24">rrott</text:span></text:a></text:span></text:p>
      <text:p text:style-name="P9"><text:span text:style-name="T9_1">GitHub</text:span><text:span text:style-name="T9_2">:<text:tab/><text:tab/></text:span><text:span text:style-name="T9_3"><text:a xlink:type="simple" xlink:href="https://github.com/rrott"><text:span text:style-name="T9_4">https</text:span></text:a></text:span><text:span text:style-name="T9_5"><text:a xlink:type="simple" xlink:href="https://github.com/rrott"><text:span text:style-name="T9_6">://</text:span></text:a></text:span><text:span text:style-name="T9_7"><text:a xlink:type="simple" xlink:href="https://github.com/rrott"><text:span text:style-name="T9_8">github</text:span></text:a></text:span><text:span text:style-name="T9_9"><text:a xlink:type="simple" xlink:href="https://github.com/rrott"><text:span text:style-name="T9_10">.</text:span></text:a></text:span><text:span text:style-name="T9_11"><text:a xlink:type="simple" xlink:href="https://github.com/rrott"><text:span text:style-name="T9_12">com</text:span></text:a></text:span><text:span text:style-name="T9_13"><text:a xlink:type="simple" xlink:href="https://github.com/rrott"><text:span text:style-name="T9_14">/</text:span></text:a></text:span><text:span text:style-name="T9_15"><text:a xlink:type="simple" xlink:href="https://github.com/rrott"><text:span text:style-name="T9_16">rrott</text:span></text:a></text:span></text:p>
      <text:p text:style-name="P10"><text:span text:style-name="T10_1">Homepage</text:span><text:span text:style-name="T10_2">/</text:span><text:span text:style-name="T10_3">Portfolio</text:span><text:span text:style-name="T10_4">:<text:tab/></text:span><text:span text:style-name="T10_5"><text:a xlink:type="simple" xlink:href="https://rott.org.ua"><text:span text:style-name="T10_6">https</text:span></text:a></text:span><text:span text:style-name="T10_7"><text:a xlink:type="simple" xlink:href="https://rott.org.ua"><text:span text:style-name="T10_8">://</text:span></text:a></text:span><text:span text:style-name="T10_9"><text:a xlink:type="simple" xlink:href="https://rott.org.ua"><text:span text:style-name="T10_10">rott</text:span></text:a></text:span><text:span text:style-name="T10_11"><text:a xlink:type="simple" xlink:href="https://rott.org.ua"><text:span text:style-name="T10_12">.</text:span></text:a></text:span><text:span text:style-name="T10_13"><text:a xlink:type="simple" xlink:href="https://rott.org.ua"><text:span text:style-name="T10_14">org</text:span></text:a></text:span><text:span text:style-name="T10_15"><text:a xlink:type="simple" xlink:href="https://rott.org.ua"><text:span text:style-name="T10_16">.</text:span></text:a></text:span><text:span text:style-name="T10_17"><text:a xlink:type="simple" xlink:href="https://rott.org.ua"><text:span text:style-name="T10_18">ua</text:span></text:a></text:span></text:p>
      <text:p text:style-name="P11"/>
      <table:table table:style-name="Table3">
        <table:table-column table:style-name="Column3"/>
        <table:table-row table:style-name="Row3">
          <table:table-cell table:style-name="Cell3">
            <text:p text:style-name="P12"><text:span text:style-name="T12_1">SKILLS</text:span><text:span text:style-name="T12_2">:</text:span></text:p>
          </table:table-cell>
        </table:table-row>
      </table:table>
      <text:p text:style-name="P13"/>
      <text:p text:style-name="P14"><text:span text:style-name="T14_1">These</text:span><text:span text:style-name="T14_2"><text:s/></text:span><text:span text:style-name="T14_3">are</text:span><text:span text:style-name="T14_4"><text:s/></text:span><text:span text:style-name="T14_5">only</text:span><text:span text:style-name="T14_6"><text:s/></text:span><text:span text:style-name="T14_7">a</text:span><text:span text:style-name="T14_8"><text:s/></text:span><text:span text:style-name="T14_9">few</text:span><text:span text:style-name="T14_10"><text:s/></text:span><text:span text:style-name="T14_11">technologies</text:span><text:span text:style-name="T14_12"><text:s/></text:span><text:span text:style-name="T14_13">that</text:span><text:span text:style-name="T14_14"><text:s/></text:span><text:span text:style-name="T14_15">I</text:span><text:span text:style-name="T14_16"><text:s/></text:span><text:span text:style-name="T14_17">use</text:span><text:span text:style-name="T14_18"><text:s/></text:span><text:span text:style-name="T14_19">on</text:span><text:span text:style-name="T14_20"><text:s/></text:span><text:span text:style-name="T14_21">a</text:span><text:span text:style-name="T14_22"><text:s/></text:span><text:span text:style-name="T14_23">daily</text:span><text:span text:style-name="T14_24"><text:s/></text:span><text:span text:style-name="T14_25">basis</text:span><text:span text:style-name="T14_26"><text:s/></text:span><text:span text:style-name="T14_27">while</text:span><text:span text:style-name="T14_28"><text:s/></text:span><text:span text:style-name="T14_29">there</text:span><text:span text:style-name="T14_30"><text:s/></text:span><text:span text:style-name="T14_31">are</text:span><text:span text:style-name="T14_32"><text:s/></text:span><text:span text:style-name="T14_33">a</text:span><text:span text:style-name="T14_34"><text:s/></text:span><text:span text:style-name="T14_35">lot</text:span><text:span text:style-name="T14_36"><text:s/></text:span><text:span text:style-name="T14_37">of</text:span><text:span text:style-name="T14_38"><text:s/></text:span><text:span text:style-name="T14_39">interesting</text:span><text:span text:style-name="T14_40"><text:s/></text:span><text:span text:style-name="T14_41">libraries</text:span><text:span text:style-name="T14_42"><text:s/></text:span><text:span text:style-name="T14_43">in</text:span><text:span text:style-name="T14_44"><text:s/></text:span><text:span text:style-name="T14_45">the</text:span><text:span text:style-name="T14_46"><text:s/></text:span><text:span text:style-name="T14_47">Ruby</text:span><text:span text:style-name="T14_48"><text:s/></text:span><text:span text:style-name="T14_49">and</text:span><text:span text:style-name="T14_50"><text:s/></text:span><text:span text:style-name="T14_51">JS</text:span><text:span text:style-name="T14_52"><text:s/></text:span><text:span text:style-name="T14_53">worlds</text:span><text:span text:style-name="T14_54"><text:s/></text:span><text:span text:style-name="T14_55">that</text:span><text:span text:style-name="T14_56"><text:s/></text:span><text:span text:style-name="T14_57">I</text:span><text:span text:style-name="T14_58"><text:s/></text:span><text:span text:style-name="T14_59">used</text:span><text:span text:style-name="T14_60"><text:s/></text:span><text:span text:style-name="T14_61">for</text:span><text:span text:style-name="T14_62"><text:s/></text:span><text:span text:style-name="T14_63">self</text:span><text:span text:style-name="T14_64">-</text:span><text:span text:style-name="T14_65">development</text:span><text:span text:style-name="T14_66">:</text:span></text:p>
      <text:p text:style-name="P15"><text:span text:style-name="T15_1">Ruby</text:span><text:span text:style-name="T15_2">,<text:s/></text:span><text:span text:style-name="T15_3">JavaScript</text:span><text:span text:style-name="T15_4">/</text:span><text:span text:style-name="T15_5">CoffeeScript</text:span><text:span text:style-name="T15_6"><text:tab/>-<text:s/></text:span><text:span text:style-name="T15_7">as</text:span><text:span text:style-name="T15_8"><text:s/></text:span><text:span text:style-name="T15_9">main</text:span><text:span text:style-name="T15_10"><text:s/></text:span><text:span text:style-name="T15_11">languages</text:span><text:span text:style-name="T15_12">.</text:span></text:p>
      <text:p text:style-name="P16"><text:span text:style-name="T16_1">Rails</text:span><text:span text:style-name="T16_2">,<text:s/></text:span><text:span text:style-name="T16_3">Sinatra</text:span><text:span text:style-name="T16_4">/</text:span><text:span text:style-name="T16_5">Padrino</text:span><text:span text:style-name="T16_6"><text:tab/><text:tab/>-<text:s/></text:span><text:span text:style-name="T16_7">as</text:span><text:span text:style-name="T16_8"><text:s/></text:span><text:span text:style-name="T16_9">Ruby</text:span><text:span text:style-name="T16_10"><text:s/></text:span><text:span text:style-name="T16_11">frameworks</text:span><text:span text:style-name="T16_12">.</text:span></text:p>
      <text:p text:style-name="P17"><text:span text:style-name="T17_1">Backbone</text:span><text:span text:style-name="T17_2">/</text:span><text:span text:style-name="T17_3">Marionette</text:span><text:span text:style-name="T17_4"><text:tab/><text:tab/></text:span><text:span text:style-name="T17_5">-<text:s/></text:span><text:span text:style-name="T17_6">as</text:span><text:span text:style-name="T17_7"><text:s/></text:span><text:span text:style-name="T17_8">JS</text:span><text:span text:style-name="T17_9"><text:s/></text:span><text:span text:style-name="T17_10">frameworks</text:span><text:span text:style-name="T17_11"><text:s/></text:span><text:span text:style-name="T17_12">for</text:span><text:span text:style-name="T17_13"><text:s/></text:span><text:span text:style-name="T17_14">creating</text:span><text:span text:style-name="T17_15"><text:s/></text:span><text:span text:style-name="T17_16">SPA</text:span></text:p>
      <text:p text:style-name="P18"><text:span text:style-name="T18_1">Rspec</text:span><text:span text:style-name="T18_2">/</text:span><text:span text:style-name="T18_3">Capybara</text:span><text:span text:style-name="T18_4">,<text:s/></text:span><text:span text:style-name="T18_5">Jasmine</text:span><text:span text:style-name="T18_6"><text:tab/><text:tab/>-<text:s/></text:span><text:span text:style-name="T18_7">as</text:span><text:span text:style-name="T18_8"><text:s/></text:span><text:span text:style-name="T18_9">test</text:span><text:span text:style-name="T18_10"><text:s/></text:span><text:span text:style-name="T18_11">frameworks</text:span><text:span text:style-name="T18_12">.</text:span></text:p>
      <text:p text:style-name="P19"/>
      <text:p text:style-name="P20"><text:span text:style-name="T20_1"><text:tab/></text:span><text:span text:style-name="T20_2">Familiar</text:span><text:span text:style-name="T20_3"><text:s/></text:span><text:span text:style-name="T20_4">with</text:span><text:span text:style-name="T20_5">:</text:span><text:span text:style-name="T20_6"><text:s/></text:span><text:span text:style-name="T20_7">ECMAScript</text:span><text:span text:style-name="T20_8"><text:s/>6,<text:s/></text:span><text:span text:style-name="T20_9">JQuery</text:span><text:span text:style-name="T20_10">,<text:s/></text:span><text:span text:style-name="T20_11">Ember</text:span><text:span text:style-name="T20_12">.</text:span><text:span text:style-name="T20_13">js</text:span><text:span text:style-name="T20_14">,<text:s/></text:span><text:span text:style-name="T20_15">Sails</text:span><text:span text:style-name="T20_16">.</text:span><text:span text:style-name="T20_17">js</text:span><text:span text:style-name="T20_18">,<text:s/></text:span><text:span text:style-name="T20_19">Node</text:span><text:span text:style-name="T20_20">,<text:s/></text:span><text:span text:style-name="T20_21">Grunt</text:span><text:span text:style-name="T20_22">,<text:s/></text:span><text:span text:style-name="T20_23">faye</text:span><text:span text:style-name="T20_24">,<text:s/></text:span><text:span text:style-name="T20_25">Grape</text:span><text:span text:style-name="T20_26">,<text:s/></text:span><text:span text:style-name="T20_27">Rabl</text:span><text:span text:style-name="T20_28">,<text:s/></text:span><text:span text:style-name="T20_29">Haml</text:span><text:span text:style-name="T20_30">,<text:s/></text:span><text:span text:style-name="T20_31">SASS</text:span><text:span text:style-name="T20_32">,<text:s/></text:span><text:span text:style-name="T20_33">BEM</text:span><text:span text:style-name="T20_34">,<text:s/></text:span><text:span text:style-name="T20_35">HTML</text:span><text:span text:style-name="T20_36">5,<text:s/></text:span><text:span text:style-name="T20_37">Redis</text:span><text:span text:style-name="T20_38">,<text:s/></text:span><text:span text:style-name="T20_39">Docker</text:span><text:span text:style-name="T20_40">,<text:s/></text:span><text:span text:style-name="T20_41">Chef</text:span><text:span text:style-name="T20_42">,<text:s/></text:span><text:span text:style-name="T20_43">Capistrano</text:span><text:span text:style-name="T20_44">,<text:s/></text:span><text:span text:style-name="T20_45">Bash</text:span><text:span text:style-name="T20_46">,<text:s/></text:span><text:span text:style-name="T20_47">Burp</text:span><text:span text:style-name="T20_48">,<text:s/></text:span><text:span text:style-name="T20_49">etc</text:span><text:span text:style-name="T20_50">.</text:span></text:p>
      <table:table table:style-name="Table4">
        <table:table-column table:style-name="Column4"/>
        <table:table-row table:style-name="Row4">
          <table:table-cell table:style-name="Cell4">
            <text:p text:style-name="P21"><text:span text:style-name="T21_1">SUMMARY</text:span><text:span text:style-name="T21_2"><text:s/></text:span><text:span text:style-name="T21_3">OF</text:span><text:span text:style-name="T21_4"><text:s/></text:span><text:span text:style-name="T21_5">EXPERIENCE</text:span><text:span text:style-name="T21_6">:</text:span></text:p>
          </table:table-cell>
        </table:table-row>
      </table:table>
      <text:p text:style-name="P22"/>
      <text:p text:style-name="P23"><text:span text:style-name="T23_1">Over</text:span><text:span text:style-name="T23_2"><text:s/></text:span><text:span text:style-name="T23_3">the</text:span><text:span text:style-name="T23_4"><text:s/></text:span><text:span text:style-name="T23_5">last</text:span><text:span text:style-name="T23_6"><text:s/>9<text:s/></text:span><text:span text:style-name="T23_7">years</text:span><text:span text:style-name="T23_8"><text:s/></text:span><text:span text:style-name="T23_9">I</text:span><text:span text:style-name="T23_10"><text:s/></text:span><text:span text:style-name="T23_11">was</text:span><text:span text:style-name="T23_12"><text:s/></text:span><text:span text:style-name="T23_13">working</text:span><text:span text:style-name="T23_14"><text:s/></text:span><text:span text:style-name="T23_15">on</text:span><text:span text:style-name="T23_16"><text:s/></text:span><text:span text:style-name="T23_17">a</text:span><text:span text:style-name="T23_18"><text:s/></text:span><text:span text:style-name="T23_19">various</text:span><text:span text:style-name="T23_20"><text:s/></text:span><text:span text:style-name="T23_21">positions</text:span><text:span text:style-name="T23_22"><text:s/></text:span><text:span text:style-name="T23_23">and</text:span><text:span text:style-name="T23_24"><text:s/></text:span><text:span text:style-name="T23_25">different</text:span><text:span text:style-name="T23_26"><text:s/></text:span><text:span text:style-name="T23_27">departments</text:span><text:span text:style-name="T23_28"><text:s/></text:span><text:span text:style-name="T23_29">at</text:span><text:span text:style-name="T23_30"><text:s/></text:span><text:span text:style-name="T23_31">Ecommerce</text:span><text:span text:style-name="T23_32"><text:s/></text:span><text:span text:style-name="T23_33">LLC</text:span><text:span text:style-name="T23_34">:<text:s/>6<text:s/></text:span><text:span text:style-name="T23_35">of</text:span><text:span text:style-name="T23_36"><text:s/></text:span><text:span text:style-name="T23_37">them</text:span><text:span text:style-name="T23_38"><text:s/></text:span><text:span text:style-name="T23_39">were</text:span><text:span text:style-name="T23_40"><text:s/></text:span><text:span text:style-name="T23_41">in</text:span><text:span text:style-name="T23_42"><text:s/></text:span><text:span text:style-name="T23_43">Tech</text:span><text:span text:style-name="T23_44"><text:s/></text:span><text:span text:style-name="T23_45">Support</text:span><text:span text:style-name="T23_46">(</text:span><text:span text:style-name="T23_47">Customer</text:span><text:span text:style-name="T23_48"><text:s/></text:span><text:span text:style-name="T23_49">Relation</text:span><text:span text:style-name="T23_50">)<text:s/></text:span><text:span text:style-name="T23_51">department</text:span><text:span text:style-name="T23_52"><text:s/></text:span><text:span text:style-name="T23_53">and</text:span><text:span text:style-name="T23_54"><text:s/></text:span><text:span text:style-name="T23_55">last</text:span><text:span text:style-name="T23_56"><text:s/>3<text:s/></text:span><text:span text:style-name="T23_57">in</text:span><text:span text:style-name="T23_58"><text:s/></text:span><text:span text:style-name="T23_59">IT</text:span><text:span text:style-name="T23_60">.<text:s/></text:span><text:span text:style-name="T23_61">Ecommerce</text:span><text:span text:style-name="T23_62"><text:s/></text:span><text:span text:style-name="T23_63">is</text:span><text:span text:style-name="T23_64"><text:s/></text:span><text:span text:style-name="T23_65">an</text:span><text:span text:style-name="T23_66"><text:s/></text:span><text:span text:style-name="T23_67">US</text:span><text:span text:style-name="T23_68"><text:s/></text:span><text:span text:style-name="T23_69">company</text:span><text:span text:style-name="T23_70"><text:s/></text:span><text:span text:style-name="T23_71">which</text:span><text:span text:style-name="T23_72"><text:s/></text:span><text:span text:style-name="T23_73">services</text:span><text:span text:style-name="T23_74"><text:s/></text:span><text:span text:style-name="T23_75">the</text:span><text:span text:style-name="T23_76"><text:s/></text:span><text:span text:style-name="T23_77">world</text:span><text:span text:style-name="T23_78">-</text:span><text:span text:style-name="T23_79">wide</text:span><text:span text:style-name="T23_80"><text:s/></text:span><text:span text:style-name="T23_81">shared</text:span><text:span text:style-name="T23_82"><text:s/></text:span><text:span text:style-name="T23_83">and</text:span><text:span text:style-name="T23_84"><text:s/></text:span><text:span text:style-name="T23_85">cloud</text:span><text:span text:style-name="T23_86"><text:s/></text:span><text:span text:style-name="T23_87">hosting</text:span><text:span text:style-name="T23_88">.</text:span></text:p>
      <table:table table:style-name="Table5">
        <table:table-column table:style-name="Column5"/>
        <table:table-column table:style-name="Column6"/>
        <table:table-column table:style-name="Column7"/>
        <table:table-row table:style-name="Row5">
          <table:table-cell table:style-name="Cell5">
            <text:p text:style-name="P24"><text:span text:style-name="T24_1">Jun</text:span><text:span text:style-name="T24_2"><text:s/>2015</text:span></text:p>
            <text:p text:style-name="P25"><text:span text:style-name="T25_1">–</text:span><text:span text:style-name="T25_2"><text:s/></text:span></text:p>
            <text:p text:style-name="P26"><text:span text:style-name="T26_1">Oct</text:span><text:span text:style-name="T26_2"><text:s/>2015</text:span></text:p>
            <text:p text:style-name="P27"/>
          </table:table-cell>
          <table:table-cell table:style-name="Cell6">
            <text:p text:style-name="P28"><text:span text:style-name="T28_1">IT</text:span><text:span text:style-name="T28_2"><text:s/></text:span><text:span text:style-name="T28_3">department</text:span><text:span text:style-name="T28_4"><text:s/></text:span><text:span text:style-name="T28_5">at</text:span><text:span text:style-name="T28_6"><text:s/></text:span><text:span text:style-name="T28_7">Ecommerce</text:span><text:span text:style-name="T28_8"><text:s/></text:span><text:span text:style-name="T28_9">LLC</text:span><text:span text:style-name="T28_10"><text:s/></text:span></text:p>
            <text:p text:style-name="P29"/>
            <text:p text:style-name="P30"><text:span text:style-name="T30_1">Position</text:span><text:span text:style-name="T30_2">:<text:s/></text:span></text:p>
            <text:p text:style-name="P31"><text:span text:style-name="T31_1">Team</text:span><text:span text:style-name="T31_2"><text:s/></text:span><text:span text:style-name="T31_3">Lead</text:span><text:span text:style-name="T31_4"><text:s/></text:span></text:p>
            <text:p text:style-name="P32"/>
          </table:table-cell>
          <table:table-cell table:style-name="Cell7">
            <text:list text:style-name="LS1" xml:id="list0">
              <text:list-item>
                <text:p text:style-name="P33"><text:span text:style-name="T33_1">Worked</text:span><text:span text:style-name="T33_2"><text:s/></text:span><text:span text:style-name="T33_3">with</text:span><text:span text:style-name="T33_4"><text:s/></text:span><text:span text:style-name="T33_5">the</text:span><text:span text:style-name="T33_6"><text:s/></text:span><text:span text:style-name="T33_7">Project</text:span><text:span text:style-name="T33_8"><text:s/></text:span><text:span text:style-name="T33_9">Managers</text:span><text:span text:style-name="T33_10"><text:s/></text:span><text:span text:style-name="T33_11">to</text:span><text:span text:style-name="T33_12"><text:s/></text:span><text:span text:style-name="T33_13">plan</text:span><text:span text:style-name="T33_14">,<text:s/></text:span><text:span text:style-name="T33_15">estimate</text:span><text:span text:style-name="T33_16"><text:s/></text:span><text:span text:style-name="T33_17">and</text:span><text:span text:style-name="T33_18"><text:s/></text:span><text:span text:style-name="T33_19">allocate</text:span><text:span text:style-name="T33_20"><text:s/></text:span><text:span text:style-name="T33_21">resources</text:span><text:span text:style-name="T33_22"><text:s/></text:span><text:span text:style-name="T33_23">to</text:span><text:span text:style-name="T33_24"><text:s/></text:span><text:span text:style-name="T33_25">projects</text:span><text:span text:style-name="T33_26"><text:s/></text:span><text:span text:style-name="T33_27">and</text:span><text:span text:style-name="T33_28"><text:s/></text:span><text:span text:style-name="T33_29">tasks</text:span><text:span text:style-name="T33_30">.<text:s/></text:span><text:span text:style-name="T33_31">Supervised</text:span><text:span text:style-name="T33_32"><text:s/></text:span><text:span text:style-name="T33_33">the</text:span><text:span text:style-name="T33_34"><text:s/></text:span><text:span text:style-name="T33_35">whole</text:span><text:span text:style-name="T33_36"><text:s/></text:span><text:span text:style-name="T33_37">life</text:span><text:span text:style-name="T33_38"><text:s/></text:span><text:span text:style-name="T33_39">cycle</text:span><text:span text:style-name="T33_40"><text:s/></text:span><text:span text:style-name="T33_41">of</text:span><text:span text:style-name="T33_42"><text:s/>4<text:s/></text:span><text:span text:style-name="T33_43">projects</text:span><text:span text:style-name="T33_44">,<text:s/></text:span><text:span text:style-name="T33_45">starting</text:span><text:span text:style-name="T33_46"><text:s/></text:span><text:span text:style-name="T33_47">from</text:span><text:span text:style-name="T33_48"><text:s/></text:span><text:span text:style-name="T33_49">initial</text:span><text:span text:style-name="T33_50"><text:s/></text:span><text:span text:style-name="T33_51">proposal</text:span><text:span text:style-name="T33_52"><text:s/></text:span><text:span text:style-name="T33_53">and</text:span><text:span text:style-name="T33_54"><text:s/></text:span><text:span text:style-name="T33_55">requirements</text:span><text:span text:style-name="T33_56"><text:s/></text:span><text:span text:style-name="T33_57">gathering</text:span><text:span text:style-name="T33_58"><text:s/></text:span><text:span text:style-name="T33_59">finishing</text:span><text:span text:style-name="T33_60"><text:s/></text:span><text:span text:style-name="T33_61">execution</text:span><text:span text:style-name="T33_62"><text:s/></text:span><text:span text:style-name="T33_63">and</text:span><text:span text:style-name="T33_64"><text:s/></text:span><text:span text:style-name="T33_65">release</text:span><text:span text:style-name="T33_66"><text:s/></text:span><text:span text:style-name="T33_67">planning</text:span><text:span text:style-name="T33_68">.</text:span></text:p>
              </text:list-item>
              <text:list-item>
                <text:p text:style-name="P34"><text:span text:style-name="T34_1">Mentored</text:span><text:span text:style-name="T34_2"><text:s/></text:span><text:span text:style-name="T34_3">and</text:span><text:span text:style-name="T34_4"><text:s/></text:span><text:span text:style-name="T34_5">supervised</text:span><text:span text:style-name="T34_6"><text:s/></text:span><text:span text:style-name="T34_7">the</text:span><text:span text:style-name="T34_8"><text:s/></text:span><text:span text:style-name="T34_9">UI</text:span><text:span text:style-name="T34_10"><text:s/></text:span><text:span text:style-name="T34_11">Team</text:span><text:span text:style-name="T34_12"><text:s/></text:span><text:span text:style-name="T34_13">of</text:span><text:span text:style-name="T34_14"><text:s/>5<text:s/></text:span><text:span text:style-name="T34_15">developers</text:span><text:span text:style-name="T34_16"><text:s/></text:span><text:span text:style-name="T34_17">in</text:span><text:span text:style-name="T34_18"><text:s/></text:span><text:span text:style-name="T34_19">local</text:span><text:span text:style-name="T34_20"><text:s/></text:span><text:span text:style-name="T34_21">office</text:span><text:span text:style-name="T34_22"><text:s/></text:span><text:span text:style-name="T34_23">and</text:span><text:span text:style-name="T34_24"><text:s/>1<text:s/></text:span><text:span text:style-name="T34_25">remote</text:span><text:span text:style-name="T34_26"><text:s/></text:span><text:span text:style-name="T34_27">developer</text:span><text:span text:style-name="T34_28">.</text:span></text:p>
              </text:list-item>
              <text:list-item>
                <text:p text:style-name="P35"><text:span text:style-name="T35_1">Collaborated</text:span><text:span text:style-name="T35_2"><text:s/></text:span><text:span text:style-name="T35_3">with</text:span><text:span text:style-name="T35_4"><text:s/></text:span><text:span text:style-name="T35_5">remote</text:span><text:span text:style-name="T35_6"><text:s/></text:span><text:span text:style-name="T35_7">team</text:span><text:span text:style-name="T35_8"><text:s/></text:span><text:span text:style-name="T35_9">members</text:span><text:span text:style-name="T35_10"><text:s/></text:span><text:span text:style-name="T35_11">from</text:span><text:span text:style-name="T35_12"><text:s/></text:span><text:span text:style-name="T35_13">Romania</text:span><text:span text:style-name="T35_14">,<text:s/></text:span><text:span text:style-name="T35_15">India</text:span><text:span text:style-name="T35_16"><text:s/></text:span><text:span text:style-name="T35_17">and</text:span><text:span text:style-name="T35_18"><text:s/></text:span><text:span text:style-name="T35_19">the</text:span><text:span text:style-name="T35_20"><text:s/></text:span><text:span text:style-name="T35_21">USA</text:span><text:span text:style-name="T35_22">,<text:s/></text:span><text:span text:style-name="T35_23">participated</text:span><text:span text:style-name="T35_24"><text:s/></text:span><text:span text:style-name="T35_25">in</text:span><text:span text:style-name="T35_26"><text:s/></text:span><text:span text:style-name="T35_27">management</text:span><text:span text:style-name="T35_28"><text:s/></text:span><text:span text:style-name="T35_29">process</text:span><text:span text:style-name="T35_30">.<text:s/></text:span><text:span text:style-name="T35_31">Conducted</text:span><text:span text:style-name="T35_32"><text:s/></text:span><text:span text:style-name="T35_33">code</text:span><text:span text:style-name="T35_34"><text:s/></text:span><text:span text:style-name="T35_35">reviews</text:span><text:span text:style-name="T35_36"><text:s/></text:span><text:span text:style-name="T35_37">and</text:span><text:span text:style-name="T35_38"><text:s/></text:span><text:span text:style-name="T35_39">pair</text:span><text:span text:style-name="T35_40"><text:s/></text:span><text:span text:style-name="T35_41">programming</text:span><text:span text:style-name="T35_42"><text:s/></text:span><text:span text:style-name="T35_43">sessions</text:span><text:span text:style-name="T35_44">.</text:span></text:p>
              </text:list-item>
            </text:list>
          </table:table-cell>
        </table:table-row>
        <table:table-row table:style-name="Row6">
          <table:table-cell table:style-name="Cell8">
            <text:p text:style-name="P36"><text:span text:style-name="T36_1">May</text:span><text:span text:style-name="T36_2"><text:s/>2014</text:span></text:p>
            <text:p text:style-name="P37"><text:span text:style-name="T37_1">–</text:span></text:p>
            <text:p text:style-name="P38"><text:span text:style-name="T38_1">Jun</text:span><text:span text:style-name="T38_2"><text:s/>2015</text:span></text:p>
            <text:p text:style-name="P39"/>
          </table:table-cell>
          <table:table-cell table:style-name="Cell9">
            <text:p text:style-name="P40"><text:span text:style-name="T40_1">IT</text:span><text:span text:style-name="T40_2"><text:s/></text:span><text:span text:style-name="T40_3">department</text:span></text:p>
            <text:p text:style-name="P41"><text:span text:style-name="T41_1">Position</text:span><text:span text:style-name="T41_2">:</text:span><text:span text:style-name="T41_3"><text:s/></text:span></text:p>
            <text:p text:style-name="P42"><text:span text:style-name="T42_1">Middle</text:span><text:span text:style-name="T42_2"><text:s/></text:span><text:span text:style-name="T42_3">developer</text:span></text:p>
          </table:table-cell>
          <table:table-cell table:style-name="Cell10">
            <text:list text:style-name="LS2" xml:id="list3">
              <text:list-item>
                <text:p text:style-name="P43"><text:span text:style-name="T43_1">Found</text:span><text:span text:style-name="T43_2"><text:s/></text:span><text:span text:style-name="T43_3">and</text:span><text:span text:style-name="T43_4"><text:s/></text:span><text:span text:style-name="T43_5">fixed</text:span><text:span text:style-name="T43_6"><text:s/></text:span><text:span text:style-name="T43_7">dozens</text:span><text:span text:style-name="T43_8"><text:s/></text:span><text:span text:style-name="T43_9">critical</text:span><text:span text:style-name="T43_10"><text:s/></text:span><text:span text:style-name="T43_11">security</text:span><text:span text:style-name="T43_12"><text:s/></text:span><text:span text:style-name="T43_13">bugs</text:span><text:span text:style-name="T43_14"><text:s/></text:span><text:span text:style-name="T43_15">and</text:span><text:span text:style-name="T43_16"><text:s/></text:span><text:span text:style-name="T43_17">flaws</text:span><text:span text:style-name="T43_18"><text:s/></text:span><text:span text:style-name="T43_19">in</text:span><text:span text:style-name="T43_20"><text:s/></text:span><text:span text:style-name="T43_21">company</text:span><text:span text:style-name="T43_22">’</text:span><text:span text:style-name="T43_23">s</text:span><text:span text:style-name="T43_24"><text:s/></text:span><text:span text:style-name="T43_25">legacy</text:span><text:span text:style-name="T43_26"><text:s/></text:span><text:span text:style-name="T43_27">code</text:span><text:span text:style-name="T43_28">.</text:span></text:p>
              </text:list-item>
              <text:list-item>
                <text:p text:style-name="P44"><text:span text:style-name="T44_1">Initiated</text:span><text:span text:style-name="T44_2"><text:s/></text:span><text:span text:style-name="T44_3">development</text:span><text:span text:style-name="T44_4"><text:s/></text:span><text:span text:style-name="T44_5">and</text:span><text:span text:style-name="T44_6"><text:s/></text:span><text:span text:style-name="T44_7">implementation</text:span><text:span text:style-name="T44_8"><text:s/></text:span><text:span text:style-name="T44_9">of</text:span><text:span text:style-name="T44_10"><text:s/></text:span><text:span text:style-name="T44_11">internal</text:span><text:span text:style-name="T44_12"><text:s/></text:span><text:span text:style-name="T44_13">JS</text:span><text:span text:style-name="T44_14"><text:s/></text:span><text:span text:style-name="T44_15">library</text:span><text:span text:style-name="T44_16"><text:s/></text:span><text:span text:style-name="T44_17">for</text:span><text:span text:style-name="T44_18"><text:s/></text:span><text:span text:style-name="T44_19">increasing</text:span><text:span text:style-name="T44_20"><text:s/></text:span><text:span text:style-name="T44_21">single</text:span><text:span text:style-name="T44_22"><text:s/></text:span><text:span text:style-name="T44_23">page</text:span><text:span text:style-name="T44_24"><text:s/></text:span><text:span text:style-name="T44_25">applications</text:span><text:span text:style-name="T44_26">’<text:s/></text:span><text:span text:style-name="T44_27">bootstrapping</text:span><text:span text:style-name="T44_28"><text:s/></text:span><text:span text:style-name="T44_29">speed</text:span><text:span text:style-name="T44_30">.</text:span></text:p>
              </text:list-item>
              <text:list-item>
                <text:p text:style-name="P45"><text:span text:style-name="T45_1">Maintained</text:span><text:span text:style-name="T45_2"><text:s/></text:span><text:span text:style-name="T45_3">internal</text:span><text:span text:style-name="T45_4"><text:s/></text:span><text:span text:style-name="T45_5">ruby</text:span><text:span text:style-name="T45_6"><text:s/></text:span><text:span text:style-name="T45_7">gems</text:span><text:span text:style-name="T45_8">.</text:span></text:p>
              </text:list-item>
              <text:list-item>
                <text:p text:style-name="P46"><text:span text:style-name="T46_1">Increased</text:span><text:span text:style-name="T46_2"><text:s/></text:span><text:span text:style-name="T46_3">speed</text:span><text:span text:style-name="T46_4"><text:s/></text:span><text:span text:style-name="T46_5">of</text:span><text:span text:style-name="T46_6"><text:s/></text:span><text:span text:style-name="T46_7">internal</text:span><text:span text:style-name="T46_8"><text:s/></text:span><text:span text:style-name="T46_9">time</text:span><text:span text:style-name="T46_10"><text:s/></text:span><text:span text:style-name="T46_11">tracker</text:span><text:span text:style-name="T46_12"><text:s/></text:span><text:span text:style-name="T46_13">system</text:span><text:span text:style-name="T46_14"><text:s/></text:span><text:span text:style-name="T46_15">by</text:span><text:span text:style-name="T46_16"><text:s/>~5<text:s/></text:span><text:span text:style-name="T46_17">times</text:span><text:span text:style-name="T46_18"><text:s/></text:span><text:span text:style-name="T46_19">applying</text:span><text:span text:style-name="T46_20"><text:s/></text:span><text:span text:style-name="T46_21">different</text:span><text:span text:style-name="T46_22"><text:s/></text:span><text:span text:style-name="T46_23">caching</text:span><text:span text:style-name="T46_24"><text:s/></text:span><text:span text:style-name="T46_25">mechanisms</text:span><text:span text:style-name="T46_26"><text:s/></text:span><text:span text:style-name="T46_27">and</text:span><text:span text:style-name="T46_28"><text:s/></text:span><text:span text:style-name="T46_29">refactoring</text:span><text:span text:style-name="T46_30"><text:s/></text:span><text:span text:style-name="T46_31">legacy</text:span><text:span text:style-name="T46_32"><text:s/></text:span><text:span text:style-name="T46_33">code</text:span><text:span text:style-name="T46_34"><text:s/></text:span><text:span text:style-name="T46_35">from</text:span><text:span text:style-name="T46_36"><text:s/></text:span><text:span text:style-name="T46_37">JS</text:span><text:span text:style-name="T46_38"><text:s/></text:span><text:span text:style-name="T46_39">to</text:span><text:span text:style-name="T46_40"><text:s/></text:span><text:span text:style-name="T46_41">CoffeeScript</text:span><text:span text:style-name="T46_42">.</text:span></text:p>
              </text:list-item>
            </text:list>
          </table:table-cell>
        </table:table-row>
        <table:table-row table:style-name="Row7">
          <table:table-cell table:style-name="Cell11">
            <text:p text:style-name="P47"><text:span text:style-name="T47_1">Sept</text:span><text:span text:style-name="T47_2">.<text:s/>2012<text:s/></text:span></text:p>
            <text:p text:style-name="P48"><text:span text:style-name="T48_1">–</text:span></text:p>
            <text:p text:style-name="P49"><text:span text:style-name="T49_1">May</text:span><text:span text:style-name="T49_2"><text:s/>2014</text:span></text:p>
            <text:p text:style-name="P50"/>
          </table:table-cell>
          <table:table-cell table:style-name="Cell12">
            <text:p text:style-name="P51"><text:span text:style-name="T51_1">IT</text:span><text:span text:style-name="T51_2"><text:s/></text:span><text:span text:style-name="T51_3">department</text:span><text:span text:style-name="T51_4">.</text:span></text:p>
            <text:p text:style-name="P52"><text:span text:style-name="T52_1">Position</text:span><text:span text:style-name="T52_2">:</text:span></text:p>
            <text:p text:style-name="P53"><text:span text:style-name="T53_1">Junior</text:span><text:span text:style-name="T53_2"><text:s/></text:span><text:span text:style-name="T53_3">developer</text:span></text:p>
            <text:p text:style-name="P54"/>
          </table:table-cell>
          <table:table-cell table:style-name="Cell13">
            <text:list text:style-name="LS3" xml:id="list7">
              <text:list-item>
                <text:p text:style-name="P55"><text:span text:style-name="T55_1">Collaborated</text:span><text:span text:style-name="T55_2"><text:s/></text:span><text:span text:style-name="T55_3">on</text:span><text:span text:style-name="T55_4"><text:s/></text:span><text:span text:style-name="T55_5">a</text:span><text:span text:style-name="T55_6"><text:s/></text:span><text:span text:style-name="T55_7">team</text:span><text:span text:style-name="T55_8"><text:s/></text:span><text:span text:style-name="T55_9">of</text:span><text:span text:style-name="T55_10"><text:s/>4<text:s/></text:span><text:span text:style-name="T55_11">developers</text:span><text:span text:style-name="T55_12"><text:s/></text:span><text:span text:style-name="T55_13">to</text:span><text:span text:style-name="T55_14"><text:s/></text:span><text:span text:style-name="T55_15">implement</text:span><text:span text:style-name="T55_16"><text:s/></text:span><text:span text:style-name="T55_17">custom</text:span><text:span text:style-name="T55_18"><text:s/></text:span><text:span text:style-name="T55_19">Cloud</text:span><text:span text:style-name="T55_20"><text:s/></text:span><text:span text:style-name="T55_21">Hosting</text:span><text:span text:style-name="T55_22"><text:s/></text:span><text:span text:style-name="T55_23">manage</text:span><text:span text:style-name="T55_24"><text:s/></text:span><text:span text:style-name="T55_25">panel</text:span><text:span text:style-name="T55_26"><text:s/></text:span><text:span text:style-name="T55_27">integrating</text:span><text:span text:style-name="T55_28"><text:s/></text:span><text:span text:style-name="T55_29">CloudStack</text:span><text:span text:style-name="T55_30"><text:s/></text:span><text:span text:style-name="T55_31">with</text:span><text:span text:style-name="T55_32"><text:s/></text:span><text:span text:style-name="T55_33">existing</text:span><text:span text:style-name="T55_34"><text:s/></text:span><text:span text:style-name="T55_35">company</text:span><text:span text:style-name="T55_36">’</text:span><text:span text:style-name="T55_37">s</text:span><text:span text:style-name="T55_38"><text:s/></text:span><text:span text:style-name="T55_39">hosting</text:span><text:span text:style-name="T55_40"><text:s/></text:span><text:span text:style-name="T55_41">panel</text:span><text:span text:style-name="T55_42">.</text:span></text:p>
              </text:list-item>
              <text:list-item>
                <text:p text:style-name="P56"><text:span text:style-name="T56_1">Was</text:span><text:span text:style-name="T56_2"><text:s/></text:span><text:span text:style-name="T56_3">in</text:span><text:span text:style-name="T56_4"><text:s/></text:span><text:span text:style-name="T56_5">a</text:span><text:span text:style-name="T56_6"><text:s/></text:span><text:span text:style-name="T56_7">team</text:span><text:span text:style-name="T56_8"><text:s/></text:span><text:span text:style-name="T56_9">that</text:span><text:span text:style-name="T56_10"><text:s/></text:span><text:span text:style-name="T56_11">created</text:span><text:span text:style-name="T56_12"><text:s/></text:span><text:span text:style-name="T56_13">hosting</text:span><text:span text:style-name="T56_14"><text:s/></text:span><text:span text:style-name="T56_15">panel</text:span><text:span text:style-name="T56_16"><text:s/></text:span><text:span text:style-name="T56_17">and</text:span><text:span text:style-name="T56_18"><text:s/></text:span><text:span text:style-name="T56_19">billing</text:span><text:span text:style-name="T56_20"><text:s/></text:span><text:span text:style-name="T56_21">system</text:span><text:span text:style-name="T56_22"><text:s/></text:span><text:span text:style-name="T56_23">for</text:span><text:span text:style-name="T56_24"><text:s/></text:span><text:span text:style-name="T56_25">ixwebhosting</text:span><text:span text:style-name="T56_26">.</text:span><text:span text:style-name="T56_27">com</text:span><text:span text:style-name="T56_28"><text:s/></text:span><text:span text:style-name="T56_29">and</text:span><text:span text:style-name="T56_30"><text:s/></text:span><text:span text:style-name="T56_31">cloudbyix</text:span><text:span text:style-name="T56_32">.</text:span><text:span text:style-name="T56_33">com</text:span><text:span text:style-name="T56_34"><text:s/>(</text:span><text:span text:style-name="T56_35">shared</text:span><text:span text:style-name="T56_36"><text:s/></text:span><text:span text:style-name="T56_37">and</text:span><text:span text:style-name="T56_38"><text:s/></text:span><text:span text:style-name="T56_39">cloud</text:span><text:span text:style-name="T56_40"><text:s/></text:span><text:span text:style-name="T56_41">hosting</text:span><text:span text:style-name="T56_42"><text:s/></text:span><text:span text:style-name="T56_43">brands</text:span><text:span text:style-name="T56_44">).</text:span></text:p>
              </text:list-item>
            </text:list>
          </table:table-cell>
        </table:table-row>
        <table:table-row table:style-name="Row8">
          <table:table-cell table:style-name="Cell14">
            <text:p text:style-name="P57"><text:span text:style-name="T57_1">Oct</text:span><text:span text:style-name="T57_2">.<text:s/>2006<text:s/></text:span></text:p>
            <text:p text:style-name="P58"><text:span text:style-name="T58_1">–</text:span></text:p>
            <text:p text:style-name="P59"><text:span text:style-name="T59_1">Sept</text:span><text:span text:style-name="T59_2">.<text:s/>2012</text:span></text:p>
            <text:p text:style-name="P60"/>
          </table:table-cell>
          <table:table-cell table:style-name="Cell15">
            <text:p text:style-name="P61"><text:span text:style-name="T61_1">Various</text:span><text:span text:style-name="T61_2"><text:s/></text:span><text:span text:style-name="T61_3">positions</text:span><text:span text:style-name="T61_4"><text:s/></text:span><text:span text:style-name="T61_5">in</text:span><text:span text:style-name="T61_6"><text:s/></text:span><text:span text:style-name="T61_7">TechSupport</text:span><text:span text:style-name="T61_8"><text:s/>,<text:s/></text:span><text:span text:style-name="T61_9">CR</text:span><text:span text:style-name="T61_10"><text:s/></text:span><text:span text:style-name="T61_11">department</text:span><text:span text:style-name="T61_12">:</text:span></text:p>
            <text:p text:style-name="P62"/>
            <text:p text:style-name="P63"><text:span text:style-name="T63_1">-</text:span><text:span text:style-name="T63_2"><text:s/></text:span><text:span text:style-name="T63_3">Assistant</text:span><text:span text:style-name="T63_4"><text:s/></text:span><text:span text:style-name="T63_5">Technical</text:span><text:span text:style-name="T63_6"><text:s/></text:span><text:span text:style-name="T63_7">Manager</text:span></text:p>
            <text:p text:style-name="P64"/>
            <text:p text:style-name="P65"><text:span text:style-name="T65_1">-<text:s/></text:span><text:span text:style-name="T65_2">Supervisor</text:span></text:p>
            <text:p text:style-name="P66"/>
            <text:p text:style-name="P67"><text:span text:style-name="T67_1">-<text:s/></text:span><text:span text:style-name="T67_2">Tech</text:span><text:span text:style-name="T67_3"><text:s/></text:span><text:span text:style-name="T67_4">Support</text:span><text:span text:style-name="T67_5"><text:s/></text:span><text:span text:style-name="T67_6">Agent</text:span></text:p>
          </table:table-cell>
          <table:table-cell table:style-name="Cell16">
            <text:list text:style-name="LS4" xml:id="list9">
              <text:list-item>
                <text:p text:style-name="P68"><text:span text:style-name="T68_1">Mentored</text:span><text:span text:style-name="T68_2"><text:s/></text:span><text:span text:style-name="T68_3">and</text:span><text:span text:style-name="T68_4"><text:s/></text:span><text:span text:style-name="T68_5">lead</text:span><text:span text:style-name="T68_6"><text:s/>1-2<text:s/></text:span><text:span text:style-name="T68_7">new</text:span><text:span text:style-name="T68_8"><text:s/></text:span><text:span text:style-name="T68_9">supervisors</text:span><text:span text:style-name="T68_10"><text:s/></text:span><text:span text:style-name="T68_11">each</text:span><text:span text:style-name="T68_12"><text:s/></text:span><text:span text:style-name="T68_13">year</text:span><text:span text:style-name="T68_14">,<text:s/></text:span><text:span text:style-name="T68_15">taught</text:span><text:span text:style-name="T68_16"><text:s/></text:span><text:span text:style-name="T68_17">more</text:span><text:span text:style-name="T68_18"><text:s/></text:span><text:span text:style-name="T68_19">than</text:span><text:span text:style-name="T68_20"><text:s/>50<text:s/></text:span><text:span text:style-name="T68_21">tech</text:span><text:span text:style-name="T68_22"><text:s/></text:span><text:span text:style-name="T68_23">support</text:span><text:span text:style-name="T68_24"><text:s/></text:span><text:span text:style-name="T68_25">agents</text:span><text:span text:style-name="T68_26">.</text:span></text:p>
              </text:list-item>
            </text:list>
            <text:list text:style-name="LS5" xml:id="list10">
              <text:list-item>
                <text:p text:style-name="P69"><text:span text:style-name="T69_1">Interacted</text:span><text:span text:style-name="T69_2"><text:s/></text:span><text:span text:style-name="T69_3">with</text:span><text:span text:style-name="T69_4"><text:s/>~50<text:s/></text:span><text:span text:style-name="T69_5">customers</text:span><text:span text:style-name="T69_6"><text:s/></text:span><text:span text:style-name="T69_7">each</text:span><text:span text:style-name="T69_8"><text:s/></text:span><text:span text:style-name="T69_9">day</text:span><text:span text:style-name="T69_10">,<text:s/></text:span><text:span text:style-name="T69_11">improving</text:span><text:span text:style-name="T69_12"><text:s/></text:span><text:span text:style-name="T69_13">their</text:span><text:span text:style-name="T69_14"><text:s/></text:span><text:span text:style-name="T69_15">experience</text:span><text:span text:style-name="T69_16"><text:s/></text:span><text:span text:style-name="T69_17">by</text:span><text:span text:style-name="T69_18"><text:s/></text:span><text:span text:style-name="T69_19">fixing</text:span><text:span text:style-name="T69_20"><text:s/></text:span><text:span text:style-name="T69_21">their</text:span><text:span text:style-name="T69_22"><text:s/></text:span><text:span text:style-name="T69_23">websites</text:span><text:span text:style-name="T69_24"><text:s/></text:span><text:span text:style-name="T69_25">and</text:span><text:span text:style-name="T69_26"><text:s/></text:span><text:span text:style-name="T69_27">providing</text:span><text:span text:style-name="T69_28"><text:s/></text:span><text:span text:style-name="T69_29">technical</text:span><text:span text:style-name="T69_30"><text:s/></text:span><text:span text:style-name="T69_31">support</text:span><text:span text:style-name="T69_32">.</text:span></text:p>
              </text:list-item>
              <text:list-item>
                <text:p text:style-name="P70"><text:span text:style-name="T70_1">Volunteered</text:span><text:span text:style-name="T70_2"><text:s/></text:span><text:span text:style-name="T70_3">to</text:span><text:span text:style-name="T70_4"><text:s/></text:span><text:span text:style-name="T70_5">develop</text:span><text:span text:style-name="T70_6"><text:s/></text:span><text:span text:style-name="T70_7">and</text:span><text:span text:style-name="T70_8"><text:s/></text:span><text:span text:style-name="T70_9">implement</text:span><text:span text:style-name="T70_10"><text:s/></text:span><text:span text:style-name="T70_11">several</text:span><text:span text:style-name="T70_12"><text:s/></text:span><text:span text:style-name="T70_13">auto</text:span><text:span text:style-name="T70_14">-</text:span><text:span text:style-name="T70_15">installers</text:span><text:span text:style-name="T70_16"><text:s/></text:span><text:span text:style-name="T70_17">of</text:span><text:span text:style-name="T70_18"><text:s/></text:span><text:span text:style-name="T70_19">php</text:span><text:span text:style-name="T70_20">-</text:span><text:span text:style-name="T70_21">based</text:span><text:span text:style-name="T70_22"><text:s/></text:span><text:span text:style-name="T70_23">applications</text:span><text:span text:style-name="T70_24"><text:s/></text:span><text:span text:style-name="T70_25">such</text:span><text:span text:style-name="T70_26"><text:s/></text:span><text:span text:style-name="T70_27">as</text:span><text:span text:style-name="T70_28"><text:s/></text:span><text:span text:style-name="T70_29">Squirrelmail</text:span><text:span text:style-name="T70_30"><text:s/></text:span><text:span text:style-name="T70_31">or</text:span><text:span text:style-name="T70_32"><text:s/></text:span><text:span text:style-name="T70_33">AWStats</text:span><text:span text:style-name="T70_34">,<text:s/></text:span><text:span text:style-name="T70_35">wrote</text:span><text:span text:style-name="T70_36"><text:s/></text:span><text:span text:style-name="T70_37">php</text:span><text:span text:style-name="T70_38">.</text:span><text:span text:style-name="T70_39">ini</text:span><text:span text:style-name="T70_40"><text:s/></text:span><text:span text:style-name="T70_41">editor</text:span><text:span text:style-name="T70_42"><text:s/></text:span><text:span text:style-name="T70_43">for</text:span><text:span text:style-name="T70_44"><text:s/></text:span><text:span text:style-name="T70_45">shared</text:span><text:span text:style-name="T70_46"><text:s/></text:span><text:span text:style-name="T70_47">hosting</text:span><text:span text:style-name="T70_48"><text:s/></text:span><text:span text:style-name="T70_49">servers</text:span><text:span text:style-name="T70_50">,<text:s/></text:span><text:span text:style-name="T70_51">created</text:span><text:span text:style-name="T70_52"><text:s/></text:span><text:span text:style-name="T70_53">internal</text:span><text:span text:style-name="T70_54"><text:s/></text:span><text:span text:style-name="T70_55">website</text:span><text:span text:style-name="T70_56"><text:s/></text:span><text:span text:style-name="T70_57">security</text:span><text:span text:style-name="T70_58"><text:s/></text:span><text:span text:style-name="T70_59">and</text:span><text:span text:style-name="T70_60"><text:s/></text:span><text:span text:style-name="T70_61">DNS</text:span><text:span text:style-name="T70_62"><text:s/></text:span><text:span text:style-name="T70_63">testing</text:span><text:span text:style-name="T70_64"><text:s/></text:span><text:span text:style-name="T70_65">tools</text:span><text:span text:style-name="T70_66"><text:s/></text:span><text:span text:style-name="T70_67">using</text:span><text:span text:style-name="T70_68"><text:s/></text:span><text:span text:style-name="T70_69">bash</text:span><text:span text:style-name="T70_70"><text:s/></text:span><text:span text:style-name="T70_71">and</text:span><text:span text:style-name="T70_72"><text:s/></text:span><text:span text:style-name="T70_73">Perl</text:span><text:span text:style-name="T70_74">.</text:span></text:p>
              </text:list-item>
              <text:list-item>
                <text:p text:style-name="P71"><text:span text:style-name="T71_1">Rewrote</text:span><text:span text:style-name="T71_2"><text:s/></text:span><text:span text:style-name="T71_3">onboarding</text:span><text:span text:style-name="T71_4"><text:s/></text:span><text:span text:style-name="T71_5">process</text:span><text:span text:style-name="T71_6"><text:s/></text:span><text:span text:style-name="T71_7">for</text:span><text:span text:style-name="T71_8"><text:s/></text:span><text:span text:style-name="T71_9">newbies</text:span><text:span text:style-name="T71_10"><text:s/></text:span><text:span text:style-name="T71_11">in</text:span><text:span text:style-name="T71_12"><text:s/></text:span><text:span text:style-name="T71_13">tech</text:span><text:span text:style-name="T71_14"><text:s/></text:span><text:span text:style-name="T71_15">support</text:span><text:span text:style-name="T71_16"><text:s/></text:span><text:span text:style-name="T71_17">department</text:span><text:span text:style-name="T71_18">.<text:s/></text:span><text:span text:style-name="T71_19">Implemented</text:span><text:span text:style-name="T71_20"><text:s/></text:span><text:span text:style-name="T71_21">internal</text:span><text:span text:style-name="T71_22"><text:s/></text:span><text:span text:style-name="T71_23">education</text:span><text:span text:style-name="T71_24"><text:s/></text:span><text:span text:style-name="T71_25">workflows</text:span><text:span text:style-name="T71_26">,<text:s/></text:span><text:span text:style-name="T71_27">policies</text:span><text:span text:style-name="T71_28"><text:s/></text:span><text:span text:style-name="T71_29">and</text:span><text:span text:style-name="T71_30"><text:s/></text:span><text:span text:style-name="T71_31">wiki</text:span><text:span text:style-name="T71_32"><text:s/></text:span><text:span text:style-name="T71_33">system</text:span><text:span text:style-name="T71_34">.</text:span></text:p>
              </text:list-item>
            </text:list>
          </table:table-cell>
        </table:table-row>
      </table:table>
      <text:p text:style-name="P72"/>
      <table:table table:style-name="Table6">
        <table:table-column table:style-name="Column8"/>
        <table:table-row table:style-name="Row9">
          <table:table-cell table:style-name="Cell17">
            <text:p text:style-name="P73"><text:span text:style-name="T73_1">SPECIAL</text:span><text:span text:style-name="T73_2"><text:s/></text:span><text:span text:style-name="T73_3">KNOWLEDGES</text:span></text:p>
          </table:table-cell>
        </table:table-row>
      </table:table>
      <text:p text:style-name="P74"/>
      <text:p text:style-name="P75"><text:span text:style-name="T75_1">Web</text:span><text:span text:style-name="T75_2"><text:s/></text:span><text:span text:style-name="T75_3">Application</text:span><text:span text:style-name="T75_4"><text:s/></text:span><text:span text:style-name="T75_5">Security</text:span><text:span text:style-name="T75_6"><text:s/></text:span><text:span text:style-name="T75_7">Researcher</text:span><text:span text:style-name="T75_8">:</text:span></text:p>
      <text:list text:style-name="LS6" xml:id="list13">
        <text:list-item>
          <text:p text:style-name="P76"><text:span text:style-name="T76_1">Created</text:span><text:span text:style-name="T76_2"><text:s/></text:span><text:span text:style-name="T76_3">vulnerable</text:span><text:span text:style-name="T76_4"><text:s/></text:span><text:span text:style-name="T76_5">applications</text:span><text:span text:style-name="T76_6"><text:s/></text:span><text:span text:style-name="T76_7">for</text:span><text:span text:style-name="T76_8"><text:s/>4<text:s/></text:span><text:span text:style-name="T76_9">CTF</text:span><text:span text:style-name="T76_10"><text:s/></text:span><text:span text:style-name="T76_11">security</text:span><text:span text:style-name="T76_12"><text:s/></text:span><text:span text:style-name="T76_13">challenges</text:span><text:span text:style-name="T76_14"><text:s/></text:span><text:span text:style-name="T76_15">held</text:span><text:span text:style-name="T76_16"><text:s/></text:span><text:span text:style-name="T76_17">by</text:span><text:span text:style-name="T76_18"><text:s/>«</text:span><text:span text:style-name="T76_19">Berezha</text:span><text:span text:style-name="T76_20"><text:s/></text:span><text:span text:style-name="T76_21">Security</text:span><text:span text:style-name="T76_22">»<text:s text:c="2"/></text:span><text:span text:style-name="T76_23">and</text:span><text:span text:style-name="T76_24"><text:s/></text:span><text:span text:style-name="T76_25">NonGovernment</text:span><text:span text:style-name="T76_26"><text:s/></text:span><text:span text:style-name="T76_27">Organization</text:span><text:span text:style-name="T76_28"><text:s/>«</text:span><text:span text:style-name="T76_29">Ukrainian</text:span><text:span text:style-name="T76_30"><text:s/></text:span><text:span text:style-name="T76_31">Information</text:span><text:span text:style-name="T76_32"><text:s/></text:span><text:span text:style-name="T76_33">Security</text:span><text:span text:style-name="T76_34"><text:s/></text:span><text:span text:style-name="T76_35">Group</text:span><text:span text:style-name="T76_36">».</text:span></text:p>
        </text:list-item>
        <text:list-item>
          <text:p text:style-name="P77"><text:span text:style-name="T77_1">Audited</text:span><text:span text:style-name="T77_2"><text:s/></text:span><text:span text:style-name="T77_3">and</text:span><text:span text:style-name="T77_4"><text:s/></text:span><text:span text:style-name="T77_5">provided</text:span><text:span text:style-name="T77_6"><text:s/></text:span><text:span text:style-name="T77_7">feedbacks</text:span><text:span text:style-name="T77_8"><text:s/></text:span><text:span text:style-name="T77_9">for</text:span><text:span text:style-name="T77_10"><text:s/></text:span><text:span text:style-name="T77_11">more</text:span><text:span text:style-name="T77_12"><text:s/></text:span><text:span text:style-name="T77_13">than</text:span><text:span text:style-name="T77_14"><text:s/>20<text:s/></text:span><text:span text:style-name="T77_15">websites</text:span><text:span text:style-name="T77_16"><text:s/></text:span><text:span text:style-name="T77_17">and</text:span><text:span text:style-name="T77_18"><text:s/></text:span><text:span text:style-name="T77_19">web</text:span><text:span text:style-name="T77_20">-</text:span><text:span text:style-name="T77_21">services</text:span><text:span text:style-name="T77_22">.</text:span></text:p>
        </text:list-item>
      </text:list>
      <text:p text:style-name="P78"/>
      <text:p text:style-name="P79"><text:span text:style-name="T79_1">Community</text:span><text:span text:style-name="T79_2"><text:s/></text:span><text:span text:style-name="T79_3">development</text:span><text:span text:style-name="T79_4">:</text:span></text:p>
      <text:list text:style-name="LS7" xml:id="list15">
        <text:list-item>
          <text:p text:style-name="P80"><text:span text:style-name="T80_1">Contributed</text:span><text:span text:style-name="T80_2"><text:s/></text:span><text:span text:style-name="T80_3">to</text:span><text:span text:style-name="T80_4"><text:s/></text:span><text:span text:style-name="T80_5">open</text:span><text:span text:style-name="T80_6"><text:s/></text:span><text:span text:style-name="T80_7">source</text:span><text:span text:style-name="T80_8"><text:s/></text:span><text:span text:style-name="T80_9">projects</text:span><text:span text:style-name="T80_10">,<text:s/></text:span><text:span text:style-name="T80_11">e</text:span><text:span text:style-name="T80_12">.</text:span><text:span text:style-name="T80_13">g</text:span><text:span text:style-name="T80_14">.:</text:span><text:span text:style-name="T80_15"><text:s/></text:span><text:span text:style-name="T80_16"><text:a xlink:type="simple" xlink:href="http://github.com/rack/rack/pull/992"><text:span text:style-name="T80_17">rack</text:span></text:a></text:span><text:span text:style-name="T80_18">;<text:s/></text:span><text:span text:style-name="T80_19"><text:a xlink:type="simple" xlink:href="http://github.com/jashkenas/backbone/pull/3909"><text:span text:style-name="T80_20">backbone</text:span></text:a></text:span><text:span text:style-name="T80_21"><text:a xlink:type="simple" xlink:href="http://github.com/jashkenas/backbone/pull/3909"><text:span text:style-name="T80_22">.</text:span></text:a></text:span><text:span text:style-name="T80_23"><text:a xlink:type="simple" xlink:href="http://github.com/jashkenas/backbone/pull/3909"><text:span text:style-name="T80_24">js</text:span></text:a></text:span><text:span text:style-name="T80_25">;</text:span><text:span text:style-name="T80_26"><text:s/></text:span><text:span text:style-name="T80_27"><text:a xlink:type="simple" xlink:href="https://github.com/dnesteryuk/site_prism.vcr"><text:span text:style-name="T80_28">site</text:span></text:a></text:span><text:span text:style-name="T80_29"><text:a xlink:type="simple" xlink:href="https://github.com/dnesteryuk/site_prism.vcr"><text:span text:style-name="T80_30">_</text:span></text:a></text:span><text:span text:style-name="T80_31"><text:a xlink:type="simple" xlink:href="https://github.com/dnesteryuk/site_prism.vcr"><text:span text:style-name="T80_32">prism</text:span></text:a></text:span><text:span text:style-name="T80_33"><text:a xlink:type="simple" xlink:href="https://github.com/dnesteryuk/site_prism.vcr"><text:span text:style-name="T80_34">.</text:span></text:a></text:span><text:span text:style-name="T80_35"><text:a xlink:type="simple" xlink:href="https://github.com/dnesteryuk/site_prism.vcr"><text:span text:style-name="T80_36">vcr</text:span></text:a></text:span><text:span text:style-name="T80_37">;<text:s/></text:span><text:span text:style-name="T80_38"><text:a xlink:type="simple" xlink:href="http://github.com/floere/phony/pull/180"><text:span text:style-name="T80_39">phony</text:span></text:a></text:span></text:p>
        </text:list-item>
        <text:list-item>
          <text:p text:style-name="P81"><text:span text:style-name="T81_1">Maintain</text:span><text:span text:style-name="T81_2"><text:s/></text:span><text:span text:style-name="T81_3">my</text:span><text:span text:style-name="T81_4"><text:s/></text:span><text:span text:style-name="T81_5">own</text:span><text:span text:style-name="T81_6"><text:s/></text:span><text:span text:style-name="T81_7">open</text:span><text:span text:style-name="T81_8"><text:s/></text:span><text:span text:style-name="T81_9">source</text:span><text:span text:style-name="T81_10"><text:s/></text:span><text:span text:style-name="T81_11">projects</text:span><text:span text:style-name="T81_12">:</text:span></text:p>
        </text:list-item>
      </text:list>
      <text:p text:style-name="P82"><text:span text:style-name="T82_1"><text:a xlink:type="simple" xlink:href="https://www.npmjs.com/package/grunt-coffee-chain"><text:span text:style-name="T82_2">https</text:span></text:a></text:span><text:span text:style-name="T82_3"><text:a xlink:type="simple" xlink:href="https://www.npmjs.com/package/grunt-coffee-chain"><text:span text:style-name="T82_4">://</text:span></text:a></text:span><text:span text:style-name="T82_5"><text:a xlink:type="simple" xlink:href="https://www.npmjs.com/package/grunt-coffee-chain"><text:span text:style-name="T82_6">www</text:span></text:a></text:span><text:span text:style-name="T82_7"><text:a xlink:type="simple" xlink:href="https://www.npmjs.com/package/grunt-coffee-chain"><text:span text:style-name="T82_8">.</text:span></text:a></text:span><text:span text:style-name="T82_9"><text:a xlink:type="simple" xlink:href="https://www.npmjs.com/package/grunt-coffee-chain"><text:span text:style-name="T82_10">npmjs</text:span></text:a></text:span><text:span text:style-name="T82_11"><text:a xlink:type="simple" xlink:href="https://www.npmjs.com/package/grunt-coffee-chain"><text:span text:style-name="T82_12">.</text:span></text:a></text:span><text:span text:style-name="T82_13"><text:a xlink:type="simple" xlink:href="https://www.npmjs.com/package/grunt-coffee-chain"><text:span text:style-name="T82_14">com</text:span></text:a></text:span><text:span text:style-name="T82_15"><text:a xlink:type="simple" xlink:href="https://www.npmjs.com/package/grunt-coffee-chain"><text:span text:style-name="T82_16">/</text:span></text:a></text:span><text:span text:style-name="T82_17"><text:a xlink:type="simple" xlink:href="https://www.npmjs.com/package/grunt-coffee-chain"><text:span text:style-name="T82_18">package</text:span></text:a></text:span><text:span text:style-name="T82_19"><text:a xlink:type="simple" xlink:href="https://www.npmjs.com/package/grunt-coffee-chain"><text:span text:style-name="T82_20">/</text:span></text:a></text:span><text:span text:style-name="T82_21"><text:a xlink:type="simple" xlink:href="https://www.npmjs.com/package/grunt-coffee-chain"><text:span text:style-name="T82_22">grunt</text:span></text:a></text:span><text:span text:style-name="T82_23"><text:a xlink:type="simple" xlink:href="https://www.npmjs.com/package/grunt-coffee-chain"><text:span text:style-name="T82_24">-</text:span></text:a></text:span><text:span text:style-name="T82_25"><text:a xlink:type="simple" xlink:href="https://www.npmjs.com/package/grunt-coffee-chain"><text:span text:style-name="T82_26">coffee</text:span></text:a></text:span><text:span text:style-name="T82_27"><text:a xlink:type="simple" xlink:href="https://www.npmjs.com/package/grunt-coffee-chain"><text:span text:style-name="T82_28">-</text:span></text:a></text:span><text:span text:style-name="T82_29"><text:a xlink:type="simple" xlink:href="https://www.npmjs.com/package/grunt-coffee-chain"><text:span text:style-name="T82_30">chain</text:span></text:a></text:span></text:p>
      <text:p text:style-name="P83"><text:span text:style-name="T83_1"><text:a xlink:type="simple" xlink:href="https://rubygems.org/gems/asana-god-contact"><text:span text:style-name="T83_2">https</text:span></text:a></text:span><text:span text:style-name="T83_3"><text:a xlink:type="simple" xlink:href="https://rubygems.org/gems/asana-god-contact"><text:span text:style-name="T83_4">://</text:span></text:a></text:span><text:span text:style-name="T83_5"><text:a xlink:type="simple" xlink:href="https://rubygems.org/gems/asana-god-contact"><text:span text:style-name="T83_6">rubygems</text:span></text:a></text:span><text:span text:style-name="T83_7"><text:a xlink:type="simple" xlink:href="https://rubygems.org/gems/asana-god-contact"><text:span text:style-name="T83_8">.</text:span></text:a></text:span><text:span text:style-name="T83_9"><text:a xlink:type="simple" xlink:href="https://rubygems.org/gems/asana-god-contact"><text:span text:style-name="T83_10">org</text:span></text:a></text:span><text:span text:style-name="T83_11"><text:a xlink:type="simple" xlink:href="https://rubygems.org/gems/asana-god-contact"><text:span text:style-name="T83_12">/</text:span></text:a></text:span><text:span text:style-name="T83_13"><text:a xlink:type="simple" xlink:href="https://rubygems.org/gems/asana-god-contact"><text:span text:style-name="T83_14">gems</text:span></text:a></text:span><text:span text:style-name="T83_15"><text:a xlink:type="simple" xlink:href="https://rubygems.org/gems/asana-god-contact"><text:span text:style-name="T83_16">/</text:span></text:a></text:span><text:span text:style-name="T83_17"><text:a xlink:type="simple" xlink:href="https://rubygems.org/gems/asana-god-contact"><text:span text:style-name="T83_18">asana</text:span></text:a></text:span><text:span text:style-name="T83_19"><text:a xlink:type="simple" xlink:href="https://rubygems.org/gems/asana-god-contact"><text:span text:style-name="T83_20">-</text:span></text:a></text:span><text:span text:style-name="T83_21"><text:a xlink:type="simple" xlink:href="https://rubygems.org/gems/asana-god-contact"><text:span text:style-name="T83_22">god</text:span></text:a></text:span><text:span text:style-name="T83_23"><text:a xlink:type="simple" xlink:href="https://rubygems.org/gems/asana-god-contact"><text:span text:style-name="T83_24">-</text:span></text:a></text:span><text:span text:style-name="T83_25"><text:a xlink:type="simple" xlink:href="https://rubygems.org/gems/asana-god-contact"><text:span text:style-name="T83_26">contact</text:span></text:a></text:span></text:p>
      <text:list text:style-name="LS7" xml:id="list17">
        <text:list-item>
          <text:p text:style-name="P84"><text:span text:style-name="T84_1">Partnered</text:span><text:span text:style-name="T84_2"><text:s/></text:span><text:span text:style-name="T84_3">with</text:span><text:span text:style-name="T84_4"><text:s/>4<text:s/></text:span><text:span text:style-name="T84_5">other</text:span><text:span text:style-name="T84_6"><text:s/></text:span><text:span text:style-name="T84_7">developers</text:span><text:span text:style-name="T84_8"><text:s/></text:span><text:span text:style-name="T84_9">to</text:span><text:span text:style-name="T84_10"><text:s/></text:span><text:span text:style-name="T84_11">plan</text:span><text:span text:style-name="T84_12"><text:s/></text:span><text:span text:style-name="T84_13">and</text:span><text:span text:style-name="T84_14"><text:s/></text:span><text:span text:style-name="T84_15">execute</text:span><text:span text:style-name="T84_16"><text:s/>3<text:s/></text:span><text:span text:style-name="T84_17">Front</text:span><text:span text:style-name="T84_18">-</text:span><text:span text:style-name="T84_19">End</text:span><text:span text:style-name="T84_20"><text:s/></text:span><text:span text:style-name="T84_21">Meetups</text:span><text:span text:style-name="T84_22"><text:s/></text:span><text:span text:style-name="T84_23">and</text:span><text:span text:style-name="T84_24"><text:s/></text:span><text:span text:style-name="T84_25">the</text:span><text:span text:style-name="T84_26"><text:s/></text:span><text:span text:style-name="T84_27">very</text:span><text:span text:style-name="T84_28"><text:s/></text:span><text:span text:style-name="T84_29">first</text:span><text:span text:style-name="T84_30"><text:s/></text:span><text:span text:style-name="T84_31"><text:a xlink:type="simple" xlink:href="http://www.vr-online.ru/blog/24hack-khakaton-v-zaporozhe-8785"><text:span text:style-name="T84_32">Hackathon</text:span></text:a></text:span><text:span text:style-name="T84_33"><text:a xlink:type="simple" xlink:href="http://www.vr-online.ru/blog/24hack-khakaton-v-zaporozhe-8785"><text:span text:style-name="T84_34"><text:s/></text:span></text:a></text:span><text:span text:style-name="T84_35"><text:a xlink:type="simple" xlink:href="http://www.vr-online.ru/blog/24hack-khakaton-v-zaporozhe-8785"><text:span text:style-name="T84_36">in</text:span></text:a></text:span><text:span text:style-name="T84_37"><text:a xlink:type="simple" xlink:href="http://www.vr-online.ru/blog/24hack-khakaton-v-zaporozhe-8785"><text:span text:style-name="T84_38"><text:s/></text:span></text:a></text:span><text:span text:style-name="T84_39"><text:a xlink:type="simple" xlink:href="http://www.vr-online.ru/blog/24hack-khakaton-v-zaporozhe-8785"><text:span text:style-name="T84_40">Zaporizhzhya</text:span></text:a></text:span><text:span text:style-name="T84_41"><text:s/></text:span><text:span text:style-name="T84_42">city</text:span><text:span text:style-name="T84_43">.</text:span></text:p>
        </text:list-item>
      </text:list>
      <text:p text:style-name="P85"/>
      <text:p text:style-name="P86"><text:span text:style-name="T86_1">Languages</text:span><text:span text:style-name="T86_2">:<text:s/></text:span><text:span text:style-name="T86_3">English</text:span><text:span text:style-name="T86_4"><text:s/>–<text:s/></text:span><text:span text:style-name="T86_5">upper</text:span><text:span text:style-name="T86_6">-</text:span><text:span text:style-name="T86_7">intermediate</text:span><text:span text:style-name="T86_8"><text:s/></text:span><text:span text:style-name="T86_9">level</text:span><text:span text:style-name="T86_10">.<text:s/></text:span><text:span text:style-name="T86_11">Ukrainian</text:span><text:span text:style-name="T86_12">,<text:s/></text:span><text:span text:style-name="T86_13">Russian</text:span><text:span text:style-name="T86_14"><text:s/>–<text:s/></text:span><text:span text:style-name="T86_15">native</text:span><text:span text:style-name="T86_16">.</text:span></text:p>
      <table:table table:style-name="Table7">
        <table:table-column table:style-name="Column9"/>
        <table:table-row table:style-name="Row10">
          <table:table-cell table:style-name="Cell18">
            <text:p text:style-name="P87"><text:span text:style-name="T87_1">EDUCATION</text:span></text:p>
          </table:table-cell>
        </table:table-row>
      </table:table>
      <text:p text:style-name="P88"/>
      <text:p text:style-name="P89"><text:span text:style-name="T89_1">Zaporizhzhya</text:span><text:span text:style-name="T89_2"><text:s/></text:span><text:span text:style-name="T89_3">National</text:span><text:span text:style-name="T89_4"><text:s/></text:span><text:span text:style-name="T89_5">University</text:span><text:span text:style-name="T89_6"><text:s/></text:span><text:span text:style-name="T89_7">of</text:span><text:span text:style-name="T89_8"><text:s/></text:span><text:span text:style-name="T89_9">Ukraine</text:span></text:p>
      <text:p text:style-name="P90"><text:span text:style-name="T90_1">Second</text:span><text:span text:style-name="T90_2"><text:s/></text:span><text:span text:style-name="T90_3">cycle</text:span><text:span text:style-name="T90_4"><text:s/></text:span><text:span text:style-name="T90_5">of</text:span><text:span text:style-name="T90_6"><text:s/></text:span><text:span text:style-name="T90_7">higher</text:span><text:span text:style-name="T90_8"><text:s/></text:span><text:span text:style-name="T90_9">education</text:span><text:span text:style-name="T90_10">.</text:span></text:p>
      <text:p text:style-name="P91"><text:span text:style-name="T91_1">Specialty</text:span><text:span text:style-name="T91_2">:<text:s/><text:tab/></text:span><text:span text:style-name="T91_3">Economic</text:span><text:span text:style-name="T91_4"><text:s/></text:span><text:span text:style-name="T91_5">Cybernetics</text:span><text:span text:style-name="T91_6">;<text:s/></text:span></text:p>
      <text:p text:style-name="P92"><text:span text:style-name="T92_1">Degree</text:span><text:span text:style-name="T92_2">:<text:s/><text:tab/></text:span><text:span text:style-name="T92_3">Economist</text:span><text:span text:style-name="T92_4">,<text:s/></text:span><text:span text:style-name="T92_5">Mathematician</text:span><text:span text:style-name="T92_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011cm" fo:padding-right="0cm" fo:margin-right="2.011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>
      <style:text-properties fo:background-color="#ffffff" fo:color="#0000ff" style:text-underline-style="solid" style:text-underline-color="font-color"/>
    </style:style>
    <style:style style:name="T4_4" style:family="text">
      <style:text-properties fo:background-color="#ffffff" fo:color="#0000ff" style:text-underline-style="solid" style:text-underline-color="font-color"/>
    </style:style>
    <style:style style:name="T4_5" style:family="text">
      <style:text-properties fo:background-color="#ffffff" fo:color="#0000ff" style:text-underline-style="solid" style:text-underline-color="font-color"/>
    </style:style>
    <style:style style:name="T4_6" style:family="text">
      <style:text-properties fo:color="#4a86e8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fo:color="#0000ff" style:text-underline-style="solid" style:text-underline-color="font-color"/>
    </style:style>
    <style:style style:name="T4_16" style:family="text"/>
    <style:style style:name="T4_17" style:family="text">
      <style:text-properties fo:color="#0000ff" style:text-underline-style="solid" style:text-underline-color="font-color"/>
    </style:style>
    <style:style style:name="T4_18" style:family="text"/>
    <style:style style:name="T4_19" style:family="text">
      <style:text-properties fo:color="#0000ff" style:text-underline-style="solid" style:text-underline-color="font-color"/>
    </style:style>
    <style:style style:name="T4_20" style:family="text"/>
    <style:style style:name="T4_21" style:family="text">
      <style:text-properties fo:color="#0000ff" style:text-underline-style="solid" style:text-underline-color="font-color"/>
    </style:style>
    <style:style style:name="T4_22" style:family="text"/>
    <style:style style:name="T4_23" style:family="text">
      <style:text-properties fo:color="#0000ff" style:text-underline-style="solid" style:text-underline-color="font-color"/>
    </style:style>
    <style:style style:name="T4_24" style:family="text"/>
    <style:style style:name="T4_25" style:family="text">
      <style:text-properties fo:color="#0000ff" style:text-underline-style="solid" style:text-underline-color="font-color"/>
    </style:style>
    <style:style style:name="T4_26" style:family="text"/>
    <style:style style:name="T4_27" style:family="text">
      <style:text-properties fo:color="#0000ff" style:text-underline-style="solid" style:text-underline-color="font-color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Roman</text:span><text:span text:style-name="T2_2"><text:s/></text:span><text:span text:style-name="T2_3">Rott</text:span><text:span text:style-name="T2_4"><text:tab/></text:span><text:span text:style-name="T2_5"><text:tab/><text:tab/><text:tab/><text:tab/><text:tab/><text:tab/><text:tab/><text:tab/><text:tab/><text:tab/></text:span><text:span text:style-name="T2_6"><text:page-number text:select-page="current"/></text:span></text:p>
        <text:p text:style-name="P3"><text:span text:style-name="T3_1">Ruby</text:span><text:span text:style-name="T3_2">/</text:span><text:span text:style-name="T3_3">Ruby</text:span><text:span text:style-name="T3_4"><text:s/></text:span><text:span text:style-name="T3_5">On</text:span><text:span text:style-name="T3_6"><text:s/></text:span><text:span text:style-name="T3_7">Rails</text:span><text:span text:style-name="T3_8">,<text:s/></text:span><text:span text:style-name="T3_9">JavaScript</text:span><text:span text:style-name="T3_10">/</text:span><text:span text:style-name="T3_11">CoffeeScript</text:span><text:span text:style-name="T3_12"><text:s/></text:span><text:span text:style-name="T3_13">Full</text:span><text:span text:style-name="T3_14">-</text:span><text:span text:style-name="T3_15">Stack</text:span><text:span text:style-name="T3_16"><text:s/></text:span><text:span text:style-name="T3_17">developer</text:span><text:span text:style-name="T3_18">.</text:span></text:p>
        <text:p text:style-name="P4"><text:span text:style-name="T4_1">skype</text:span><text:span text:style-name="T4_2">:<text:s/></text:span><text:span text:style-name="T4_3">roman</text:span><text:span text:style-name="T4_4">.</text:span><text:span text:style-name="T4_5">rott</text:span><text:span text:style-name="T4_6"><text:s/></text:span><text:span text:style-name="T4_7"><text:s/>•<text:s text:c="2"/></text:span><text:span text:style-name="T4_8">Contact</text:span><text:span text:style-name="T4_9"><text:s/></text:span><text:span text:style-name="T4_10">phone</text:span><text:span text:style-name="T4_11"><text:s/></text:span><text:span text:style-name="T4_12">number</text:span><text:span text:style-name="T4_13">:<text:s/>+380-50-832-72-34<text:s text:c="2"/>•<text:s text:c="2"/></text:span><text:span text:style-name="T4_14"><text:a xlink:type="simple" xlink:href="mailto:roman.rott@gmail.com"><text:span text:style-name="T4_15">roman</text:span></text:a></text:span><text:span text:style-name="T4_16"><text:a xlink:type="simple" xlink:href="mailto:roman.rott@gmail.com"><text:span text:style-name="T4_17">.</text:span></text:a></text:span><text:span text:style-name="T4_18"><text:a xlink:type="simple" xlink:href="mailto:roman.rott@gmail.com"><text:span text:style-name="T4_19">rott</text:span></text:a></text:span><text:span text:style-name="T4_20"><text:a xlink:type="simple" xlink:href="mailto:roman.rott@gmail.com"><text:span text:style-name="T4_21">@</text:span></text:a></text:span><text:span text:style-name="T4_22"><text:a xlink:type="simple" xlink:href="mailto:roman.rott@gmail.com"><text:span text:style-name="T4_23">gmail</text:span></text:a></text:span><text:span text:style-name="T4_24"><text:a xlink:type="simple" xlink:href="mailto:roman.rott@gmail.com"><text:span text:style-name="T4_25">.</text:span></text:a></text:span><text:span text:style-name="T4_26"><text:a xlink:type="simple" xlink:href="mailto:roman.rott@gmail.com"><text:span text:style-name="T4_27">com</text:span></text:a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